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1000003597699DC145B17185B.jpg" manifest:media-type="image/jpeg"/>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ato1" svg:font-family="Lato" style:font-family-generic="swiss"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style:font-face style:name="Source Han Sans CN" svg:font-family="'Source Han Sans C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parent-style-name="objectwithoutfill">
      <style:graphic-properties draw:fill="none" draw:textarea-vertical-align="middle"/>
    </style:style>
    <style:style style:name="gr3" style:family="graphic">
      <style:graphic-properties style:protect="size"/>
    </style:style>
    <style:style style:name="pr1" style:family="presentation" style:parent-style-name="Two_20_Bullets-subtitle">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loext:shadow-blur="0cm"/>
    </style:style>
    <style:style style:name="pr2" style:family="presentation" style:parent-style-name="Two_20_Bullets-subtitle">
      <style:graphic-properties draw:stroke="none" draw:fill="solid" draw:fill-color="#000000" draw:shadow="hidden" dr3d:vertical-segments="93" dr3d:close-front="true" dr3d:close-back="true"/>
    </style:style>
    <style:style style:name="pr3" style:family="presentation" style:parent-style-name="Two_20_Bullets-subtitle">
      <style:graphic-properties draw:stroke="none" draw:fill="solid" draw:fill-color="#000000" draw:shadow="hidden" dr3d:vertical-segments="132" dr3d:close-front="true" dr3d:close-back="true"/>
    </style:style>
    <style:style style:name="pr4" style:family="presentation" style:parent-style-name="Two_20_Bullets-subtitle">
      <style:graphic-properties draw:stroke="none" draw:fill="solid" draw:fill-color="#000000" draw:shadow="hidden" dr3d:vertical-segments="140" dr3d:close-front="true" dr3d:close-back="true"/>
    </style:style>
    <style:style style:name="pr5" style:family="presentation" style:parent-style-name="Two_20_Bullets-subtitle">
      <style:graphic-properties draw:stroke="none" draw:fill="solid" draw:fill-color="#000000" draw:shadow="hidden" dr3d:vertical-segments="79" dr3d:close-front="true" dr3d:close-back="true"/>
    </style:style>
    <style:style style:name="pr6" style:family="presentation" style:parent-style-name="Two_20_Bullets-subtitle">
      <style:graphic-properties draw:stroke="none" draw:fill="solid" draw:fill-color="#000000" draw:shadow="hidden" dr3d:vertical-segments="75" dr3d:close-front="true" dr3d:close-back="true"/>
    </style:style>
    <style:style style:name="pr7" style:family="presentation" style:parent-style-name="Two_20_Bullets-subtitle">
      <style:graphic-properties draw:stroke="none" draw:fill="solid" draw:fill-color="#000000" draw:shadow="hidden" dr3d:vertical-segments="178" dr3d:close-front="true" dr3d:close-back="true"/>
    </style:style>
    <style:style style:name="pr8" style:family="presentation" style:parent-style-name="Two_20_Bullets-subtitle">
      <style:graphic-properties draw:stroke="none" draw:fill="solid" draw:fill-color="#000000" draw:shadow="hidden" dr3d:vertical-segments="94" dr3d:close-front="true" dr3d:close-back="true"/>
    </style:style>
    <style:style style:name="pr9" style:family="presentation" style:parent-style-name="Two_20_Bullets-subtitle">
      <style:graphic-properties draw:stroke="none" draw:fill="solid" draw:fill-color="#000000" draw:shadow="hidden" dr3d:vertical-segments="56" dr3d:close-front="true" dr3d:close-back="true"/>
    </style:style>
    <style:style style:name="pr10" style:family="presentation" style:parent-style-name="Two_20_Bullets-subtitle">
      <style:graphic-properties draw:stroke="none" draw:fill="solid" draw:fill-color="#000000" draw:shadow="hidden" dr3d:vertical-segments="241" dr3d:close-front="true" dr3d:close-back="true"/>
    </style:style>
    <style:style style:name="pr11" style:family="presentation" style:parent-style-name="Two_20_Bullets-subtitle">
      <style:graphic-properties draw:stroke="none" draw:fill="solid" draw:fill-color="#000000" draw:shadow="hidden" dr3d:vertical-segments="138" dr3d:close-front="true" dr3d:close-back="true"/>
    </style:style>
    <style:style style:name="pr12" style:family="presentation" style:parent-style-name="Two_20_Bullets-subtitle">
      <style:graphic-properties draw:stroke="none" draw:fill="solid" draw:fill-color="#000000" draw:shadow="hidden" dr3d:vertical-segments="88" dr3d:close-front="true" dr3d:close-back="true"/>
    </style:style>
    <style:style style:name="pr13" style:family="presentation" style:parent-style-name="Two_20_Bullets-subtitle">
      <style:graphic-properties draw:stroke="none" draw:fill="solid" draw:fill-color="#000000" draw:shadow="hidden" dr3d:vertical-segments="8" dr3d:close-front="true" dr3d:close-back="true"/>
    </style:style>
    <style:style style:name="pr14" style:family="presentation" style:parent-style-name="Two_20_Bullets-subtitle">
      <style:graphic-properties draw:stroke="none" draw:fill="solid" draw:fill-color="#000000" draw:shadow="hidden" dr3d:vertical-segments="13" dr3d:close-front="true" dr3d:close-back="true"/>
    </style:style>
    <style:style style:name="pr15" style:family="presentation" style:parent-style-name="Two_20_Bullets-subtitle">
      <style:graphic-properties draw:stroke="none" draw:fill="solid" draw:fill-color="#000000" draw:shadow="hidden" dr3d:vertical-segments="97" dr3d:close-front="true" dr3d:close-back="true"/>
    </style:style>
    <style:style style:name="pr16" style:family="presentation" style:parent-style-name="Two_20_Bullets-subtitle">
      <style:graphic-properties draw:stroke="none" draw:fill="solid" draw:fill-color="#000000" draw:shadow="hidden" dr3d:vertical-segments="4" dr3d:close-front="true" dr3d:close-back="true"/>
    </style:style>
    <style:style style:name="pr17" style:family="presentation" style:parent-style-name="Two_20_Bullets-subtitle">
      <style:graphic-properties draw:stroke="none" draw:fill="solid" draw:fill-color="#000000" draw:shadow="hidden" dr3d:vertical-segments="11" dr3d:close-front="true" dr3d:close-back="true"/>
    </style:style>
    <style:style style:name="pr18" style:family="presentation" style:parent-style-name="Two_20_Bullets-subtitle">
      <style:graphic-properties draw:stroke="none" draw:fill="solid" draw:fill-color="#000000" draw:shadow="hidden" dr3d:vertical-segments="14" dr3d:close-front="true" dr3d:close-back="true"/>
    </style:style>
    <style:style style:name="pr19" style:family="presentation" style:parent-style-name="Two_20_Bullets-subtitle">
      <style:graphic-properties draw:stroke="none" draw:fill="solid" draw:fill-color="#000000" draw:shadow="hidden" dr3d:vertical-segments="51" dr3d:close-front="true" dr3d:close-back="true"/>
    </style:style>
    <style:style style:name="pr20" style:family="presentation" style:parent-style-name="Two_20_Bullets-subtitle">
      <style:graphic-properties draw:stroke="none" draw:fill="solid" draw:fill-color="#000000" draw:shadow="hidden" dr3d:vertical-segments="177" dr3d:close-front="true" dr3d:close-back="true"/>
    </style:style>
    <style:style style:name="pr21" style:family="presentation" style:parent-style-name="Two_20_Bullets-notes">
      <style:graphic-properties draw:fill-color="#ffffff" draw:auto-grow-height="true" fo:min-height="12.572cm"/>
      <style:paragraph-properties style:writing-mode="lr-tb"/>
    </style:style>
    <style:style style:name="P1" style:family="paragraph">
      <loext:graphic-properties draw:fill="none"/>
      <style:paragraph-properties fo:text-align="center"/>
      <style:text-properties style:font-name="Noto Sans1"/>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wo_20_Bullets" presentation:presentation-page-layout-name="AL1T0" xml:id="id1" draw:id="id1">
        <office:forms form:automatic-focus="false" form:apply-design-mode="false"/>
        <dr3d:scene presentation:style-name="pr1" svg:width="38.329cm" svg:height="44.955cm" svg:x="-14.332cm" svg:y="-13.137cm" dr3d:transform="matrix (1 0 0 0 0.939692620785908 0.342020143325669 0 -0.342020143325669 0.939692620785908 0cm 6.49075792706087cm 2.36244268327755cm)" dr3d:vrp="(0 0 146387.098214286)" dr3d:vpn="(0 0 110274.285714286)" dr3d:projection="perspective" dr3d:distance="36.11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presentation:style-name="pr2" draw:layer="layout" svg:viewBox="1307.96875 -7215 536.265625 870" svg:d="M1407.3125-6554.078125l-1.6875-71.765625-1.830078125-29.8125-1.024169921875-12.251953125-1.098876953125-10.482421875h5.640625l6.79177856445313 9.409423828125 7.39108276367188 9.021240234375 7.99057006835938 8.633056640625 8.59024047851563 8.244873046875 9.19009399414063 7.856689453125 9.79013061523438 7.468505859375 10.3903503417969 7.080322265625 10.9907531738281 6.692138671875 11.69677734375 6.09158325195313 12.50830078125 5.27877807617188 13.31982421875 4.46615600585938 14.13134765625 3.65371704101563 14.94287109375 2.84146118164063 15.75439453125 2.02938842773438 16.56591796875 1.21749877929688 17.37744140625 0.405792236328125 27.5273742675781-1.226806640625 26.1330261230469-3.680419921875 12.5436897277832-2.76031494140625 12.1951713562012-3.37371826171875 11.8466758728027-3.98712158203125 11.4982032775879-4.60052490234375 11.1497535705566-5.21392822265625 10.801326751709-5.82733154296875 10.4529228210449-6.44073486328125 10.1045417785645-7.05413818359375 9.75618362426758-7.66754150390625 9.4078483581543-8.28094482421875 9.05953598022461-8.89434814453125 8.71124649047852-9.50775146484375 8.27307510375977-10.114013671875 7.73916244506836-10.718994140625 7.20527267456055-11.323974609375 6.67140579223633-11.928955078125 6.1375617980957-12.533935546875 5.60374069213867-13.138916015625 9.60610961914063-28.0927734375 7.47109985351563-30.5126953125 5.33627319335938-32.9326171875 3.20162963867188-35.3525390625 1.06716918945313-37.7724609375-1.07595825195313-37.77099609375-3.22799682617188-35.37158203125-5.38021850585938-32.97216796875-7.53262329101563-30.57275390625-9.68521118164063-28.17333984375-5.64988327026367-13.1868896484375-6.1880989074707-12.5870361328125-6.72633743286133-11.9871826171875-7.26459884643555-11.3873291015625-7.80288314819336-10.7874755859375-8.34119033813477-10.1876220703125-8.77496719360352-9.5756950378418-9.11007308959961-8.95759963989258-9.4452018737793-8.33957290649414-9.78035354614258-7.72161483764648-10.1155281066895-7.10372543334961-10.4507255554199-6.48590469360352-10.785945892334-5.8681526184082-11.1211891174316-5.25046920776367-11.4564552307129-4.63285446166992-11.7917442321777-4.01530838012695-12.1270561218262-3.39783096313477-12.4623908996582-2.78042221069336-25.9308776855469-3.70889282226563-27.2724914550781-1.24008178710938-17.37744140625 0.410919189453125-16.56591796875 1.22116088867188-15.75439453125 2.03158569335938-14.94287109375 2.84219360351563-14.13134765625 3.65298461914063-13.31982421875 4.46395874023438-12.50830078125 5.27511596679688-11.69677734375 6.08645629882813-10.9907531738281 6.65631103515625-10.3903503417969 6.97308349609375-9.79013061523438 7.29022216796875-9.19009399414063 7.60772705078125-8.59024047851563 7.92559814453125-7.99057006835938 8.24383544921875-7.39108276367188 8.56243896484375-6.79177856445313 8.88140869140625h-7.90625l-20.3125-76.953125h-71.125v858.828125h99.34375zM1577.796875-6670.484375l-23.0764465332031-0.864990234375-21.2411804199219-2.594970703125-9.93242263793945-1.94622802734375-9.47367477416992-2.37872314453125-9.01494979858398-2.81121826171875-8.55624771118164-3.24371337890625-8.09756851196289-3.67620849609375-7.63891220092773-4.10870361328125-7.18027877807617-4.54119873046875-6.7216682434082-4.97369384765625-6.26308059692383-5.40618896484375-5.80451583862305-5.83868408203125-5.34597396850586-6.27117919921875-4.88745498657227-6.70367431640625-4.50988388061523-7.15814208984375-4.21908950805664-7.63458251953125-3.92827224731445-8.11102294921875-3.63743209838867-8.58746337890625-6.40225219726563-18.604248046875-5.23861694335938-20.510009765625-4.07479858398438-22.415771484375-2.91079711914063-24.321533203125-1.74661254882813-26.227294921875-0.582244873046875-28.133056640625v-4.515625l0.573455810546875-27.1399230957031 1.72024536132813-25.4980163574219 2.86685180664063-23.8562927246094 4.01327514648438-22.2147521972656 5.15951538085938-20.5733947753906 6.30557250976563-18.9322204589844 7.45144653320313-17.2912292480469 8.59713745117188-15.6504211425781 4.83252334594727-7.18048095703125 5.32180404663086-6.71722412109375 5.81110763549805-6.25396728515625 6.30043411254883-5.79071044921875 6.7897834777832-5.32745361328125 7.27915573120117-4.86419677734375 7.76855087280273-4.40093994140625 8.25796890258789-3.93768310546875 8.74740982055664-3.47442626953125 9.23687362670898-3.01116943359375 9.72636032104492-2.54791259765625 10.2158699035645-2.08465576171875 21.9003601074219-2.779541015625 23.8586730957031-0.926513671875 19.6816711425781 0.935302734375 9.35749435424805 1.16912841796875 9.03529739379883 1.63677978515625 8.7131233215332 2.10443115234375 8.39097213745117 2.57208251953125 8.06884384155273 3.03973388671875 7.74673843383789 3.50738525390625 7.42465591430664 3.97503662109375 7.10259628295898 4.44268798828125 6.78055953979492 4.91033935546875 6.45854568481445 5.37799072265625 6.13655471801758 5.84564208984375 5.8145866394043 6.31329345703125 5.49264144897461 6.78094482421875 5.17071914672852 7.24859619140625 4.85321044921875 7.69263458251953 4.54010009765625 8.10723114013672 8.140869140625 17.4584350585938 6.888427734375 19.1173706054688 5.635986328125 20.7766723632813 4.383544921875 22.4363403320313 3.131103515625 24.0963745117188 1.878662109375 25.7567749023438 0.626220703125 27.4175415039063-0.639408111572266 27.768310546875-1.91823959350586 25.976806640625-3.19709396362305 24.185302734375-4.47597122192383 22.393798828125-5.7548713684082 20.602294921875-7.03379440307617 18.810791015625-8.31274032592773 17.019287109375-9.59170913696289 15.227783203125-10.8707008361816 13.436279296875-12.149715423584 11.644775390625-13.4287528991699 9.853271484375-14.7078132629395 8.061767578125-15.9868965148926 6.270263671875-17.2660026550293 4.478759765625-18.5451316833496 2.687255859375z"/>
          <dr3d:rotate presentation:style-name="pr3" draw:layer="layout" svg:viewBox="1968.09375 -7215 442.5625 628.015625" svg:d="M2244.703125-7215l-19.765869140625 0.517059326171875-19.219482421875 1.53933715820313-18.673095703125 2.56143188476563-18.126708984375 3.58334350585938-17.580322265625 4.60507202148438-17.033935546875 5.62661743164063-16.487548828125 6.64797973632813-15.941162109375 7.66915893554688-15.2394409179688 8.75094604492188-14.3938598632813 9.88162231445313-13.5479125976563 11.0121154785156-12.7015991210938 12.1424255371094-11.8549194335938 13.2725524902344-11.0078735351563 14.4024963378906-10.1604614257813 15.5322570800781-9.31268310546875 16.6618347167969-8.33346557617188 17.826416015625-7.22293090820313 19.026123046875-6.11221313476563 20.225830078125-5.00131225585938 21.425537109375-3.89022827148438 22.625244140625-2.77896118164063 23.824951171875-1.66751098632813 25.024658203125-0.555877685546875 26.224365234375 0.582244873046875 27.3024597167969 1.74661254882813 25.9971008300781 2.91079711914063 24.6915588378906 4.07479858398438 23.3858337402344 5.23861694335938 22.0799255371094 6.40225219726563 20.7738342285156 7.56570434570313 19.4675598144531 8.72897338867188 18.1611022949219 9.73092651367188 16.9255065917969 10.5598449707031 15.7607727050781 11.3885803222656 14.5958557128906 12.2171325683594 13.4307556152344 13.0455017089844 12.2654724121094 13.8736877441406 11.1000061035156 14.7016906738281 9.93435668945313 15.5295104980469 8.76852416992188 16.222412109375 7.679443359375 16.768798828125 6.655517578125 17.315185546875 5.631591796875 17.861572265625 4.607666015625 18.407958984375 3.583740234375 18.954345703125 2.559814453125 19.500732421875 1.535888671875 20.047119140625 0.511962890625 22.933349609375-0.6005859375 22.510009765625-1.8017578125 22.085205078125-3.0029296875 21.658935546875-4.2041015625 20.467041015625-5.0419921875 18.488037109375-5.5400390625 8.50234985351563-2.956787109375 8.00814819335938-3.081298828125 7.51412963867188-3.205810546875 7.02029418945313-3.330322265625-30.46875-82.484375-14.12109375 5.015380859375-15.24609375 4.873291015625-16.37109375 4.729736328125-17.49609375 4.584716796875-17.77734375 3.948974609375-17.21484375 2.822509765625-8.396484375 0.988372802734375-8.255859375 0.706207275390625-8.115234375 0.423858642578125-7.974609375 0.141326904296875-21.601131439209-0.895565032958984-20.2076759338379-2.68667984008789-18.8141975402832-4.4777717590332-17.4206962585449-6.26884078979492-16.027172088623-8.05988693237305-14.6336250305176-9.85091018676758-13.2400550842285-11.6419105529785-11.8464622497559-13.4328880310059-10.4528465270996-15.2238426208496-9.05920791625977-17.0147743225098-7.66554641723633-18.8056831359863-6.2718620300293-20.5965690612793-4.87815475463867-22.3874320983887-3.48442459106445-24.1782722473145-2.09067153930664-25.9690895080566-0.696895599365234-27.7598838806152 0.678985595703125-26.589111328125 2.03707885742188-24.982177734375 3.39535522460938-23.375244140625 4.75381469726563-21.768310546875 6.11245727539063-20.161376953125 7.47128295898438-18.554443359375 4.24525833129883-8.67462158203125 4.58503341674805-8.27288818359375 4.92483139038086-7.87115478515625 5.26465225219727-7.46942138671875 5.59991455078125-7.04150009155273 5.93060302734375-6.58737564086914 6.26129150390625-6.13322830200195 6.59197998046875-5.67905807495117 6.92266845703125-5.2248649597168 7.25335693359375-4.77064895629883 7.58404541015625-4.31641006469727 7.91473388671875-3.86214828491211 8.24542236328125-3.40786361694336 8.57611083984375-2.95355606079102 8.90679931640625-2.49922561645508 9.23748779296875-2.04487228393555 9.56817626953125-1.59049606323242 9.89886474609375-1.1360969543457 20.789794921875-0.908905029296875 24.09326171875 0.635498046875 22.61376953125 1.905517578125 10.7511596679688 1.42855834960938 10.3801879882813 1.74551391601563 10.0088500976563 2.06228637695313 9.63714599609375 2.37887573242188 18.524658203125 5.367431640625 17.746826171875 5.931396484375 16.970458984375 6.496826171875 16.195556640625 7.063720703125v-88.125l-7.7197265625-3.840087890625-7.9130859375-3.610107421875-8.1064453125-3.380126953125-8.2998046875-3.150146484375-17.1796875-5.6103515625-17.953125-4.6904296875-9.40866088867188-1.9833984375-9.88601684570313-1.7197265625-21.203369140625-2.6484375-23.110595703125-1.59375z"/>
          <dr3d:rotate presentation:style-name="pr4" draw:layer="layout" svg:viewBox="2499.9375 -7215 489.984375 627.21875" svg:d="M2773.15625-6587.78125l26.7619934082031-0.759490966796875 24.9618835449219-2.27835083007813 23.1619567871094-3.79702758789063 21.3622131347656-5.31552124023438 19.5626525878906-6.83383178710938 9.10654830932617-3.98622512817383 8.6567268371582-4.3657341003418 8.20692825317383-4.74522018432617 7.75715255737305-5.12468338012695 7.30739974975586-5.50412368774414 6.85766983032227-5.88354110717773 6.425537109375-6.29828643798828 6.010986328125-6.74840545654297 5.596435546875-7.19857025146484 5.181884765625-7.64878082275391 4.767333984375-8.09903717041016 4.352783203125-8.54933929443359 3.938232421875-8.99968719482422 3.523681640625-9.45008087158203 5.8037109375-20.2515258789063 4.1455078125-22.0536499023438 2.4873046875-23.8561401367188 0.8291015625-25.6589965820313v-412.515625h-72.265625l-19.1875 85.890625h-4.515625l-9.94046020507813-12.02197265625-10.0636901855469-11.21044921875-10.1871032714844-10.39892578125-10.3106994628906-9.58740234375-10.4344787597656-8.77587890625-10.5584411621094-7.96435546875-10.6825866699219-7.15283203125-10.8069152832031-6.34130859375-11.38916015625-5.55911254882813-12.42919921875-4.81808471679688-13.46923828125-4.07723999023438-14.50927734375-3.33657836914063-15.54931640625-2.59609985351563-16.58935546875-1.85580444335938-17.62939453125-1.11569213867188-18.66943359375-0.375762939453125-20.1658020019531 0.6842041015625-19.2826843261719 2.0413818359375-18.3997497558594 3.3992919921875-17.5169982910156 4.7579345703125-16.6344299316406 6.1173095703125-15.7520446777344 7.4774169921875-14.8698425292969 8.8382568359375-13.9878234863281 10.1998291015625-6.561767578125 5.63232421875-6.138427734375 6.01611328125-5.715087890625 6.39990234375-5.291748046875 6.78369140625-4.868408203125 7.16748046875-4.445068359375 7.55126953125-4.021728515625 7.93505859375-3.598388671875 8.31884765625-3.175048828125 8.70263671875-2.751708984375 9.08642578125-4.2333984375 19.32421875-2.5400390625 20.859375-0.8466796875 22.39453125 0.277774810791016 11.1415977478027 0.833339691162109 10.8193092346191 1.3889274597168 10.496997833252 1.94453811645508 10.1746635437012 2.50017166137695 9.8523063659668 3.05582809448242 9.52992630004883 3.61150741577148 9.20752334594727 4.16720962524414 8.88509750366211 4.72293472290039 8.56264877319336 5.27868270874023 8.24017715454102 5.83445358276367 7.91768264770508 6.3902473449707 7.59516525268555 6.94606399536133 7.27262496948242 7.50190353393555 6.9500617980957 8.05776596069336 6.62747573852539 8.61365127563477 6.30486679077148 9.19135284423828 5.97198867797852 9.79088592529297 5.62301254272461 21.3805541992188 10.1991882324219 23.7792358398438 8.80355834960938 26.1782836914063 7.40811157226563 28.5776977539063 6.01284790039063 30.9774780273438 4.61776733398438 33.3776245117188 3.22286987304688 35.7781372070313 1.82815551757813 102.734375 3.390625v36.15625l-0.511932373046875 18.2079467773438-1.53567504882813 16.7603149414063-2.55923461914063 15.3123168945313-3.58261108398438 13.8639526367188-2.17501449584961 6.38872528076172-2.43078994750977 6.02649688720703-2.68654251098633 5.66422271728516-2.9422721862793 5.30190277099609-3.19797897338867 4.93953704833984-3.45366287231445 4.57712554931641-3.70932388305664 4.21466827392578-3.96496200561523 3.85216522216797-4.1986083984375 3.55902099609375-4.4102783203125 3.32940673828125-4.6219482421875 3.09979248046875-4.8336181640625 2.87017822265625-5.0452880859375 2.64056396484375-5.2569580078125 2.41094970703125-11.14892578125 4.133056640625-11.99560546875 3.214599609375-12.84228515625 2.296142578125-13.68896484375 1.377685546875-14.53564453125 0.459228515625-11.7825317382813-0.220489501953125-11.6408081054688-0.661590576171875-11.4994506835938-1.10287475585938-11.3584594726563-1.54434204101563-11.2178344726563-1.98599243164063-11.0775756835938-2.42782592773438-10.9376831054688-2.86984252929688-10.7981567382813-3.31204223632813-21.1025390625-7.312744140625-20.3935546875-7.806396484375-19.6845703125-8.301513671875-18.9755859375-8.798095703125-30.484375 74.59375 10.108154296875 5.26980590820313 10.566650390625 5.07516479492188 22.5087890625 9.567138671875 24.3427734375 8.790771484375 26.1767578125 8.015869140625 13.6178894042969 3.57571411132813 13.7597961425781 3.09835815429688 13.9015197753906 2.62118530273438 14.0430603027344 2.14419555664063 14.1844177246094 1.66738891601563 14.3255920410156 1.19076538085938 14.4665832519531 0.714324951171875zM2802.5-6910.984375l-27.1392211914063-1.55426025390625-24.9686889648438-2.40130615234375-22.7985229492188-3.24871826171875-20.6287231445313-4.09649658203125-18.4592895507813-4.94464111328125-16.2902221679688-5.79315185546875-7.33182525634766-3.21488189697266-6.78969573974609-3.42714691162109-6.24761199951172-3.63945770263672-5.70557403564453-3.85181427001953-5.26465225219727-4.05669784545898-4.92483139038086-4.25992202758789-4.58503341674805-4.4631233215332-4.24525833129883-4.66630172729492-3.9055061340332-4.86945724487305-3.56577682495117-5.07258987426758-3.22607040405273-5.27569961547852-2.88638687133789-5.47878646850586-2.54672622680664-5.68185043334961-2.20708847045898-5.88489151000977-1.86747360229492-6.08790969848633-1.52788162231445-6.2909049987793-1.18831253051758-6.49387741088867-0.848766326904297-6.69682693481445-0.678985595703125-14.0024108886719 0.484893798828125-12.2908020019531 1.45480346679688-11.4428405761719 1.0911750793457-5.40349197387695 1.33372116088867-5.19157028198242 1.57629013061523-4.97967147827148 1.81888198852539-4.76779556274414 2.06149673461914-4.55594253540039 2.30413436889648-4.34411239624023 2.54679489135742-4.13230514526367 2.78947830200195-3.9205207824707 3.03218460083008-3.70875930786133 3.2749137878418-3.49702072143555 3.51766586303711-3.28530502319336 3.76044082641602-3.07361221313477 8.036865234375-5.56423950195313 8.583251953125-4.82174682617188 9.129638671875-4.07943725585938 9.676025390625-3.33731079101563 10.222412109375-2.59536743164063 10.768798828125-1.85360717773438 11.315185546875-1.11203002929688 11.861572265625-0.370635986328125 18.7895202636719 0.662109375 17.9778137207031 1.986328125 17.1659240722656 3.310546875 16.3538513183594 4.634765625 15.5415954589844 5.958984375 14.7291564941406 7.283203125 13.9165344238281 8.607421875 13.1037292480469 9.931640625 6.153076171875 5.478515625 5.756103515625 5.8359375 5.359130859375 6.193359375 4.962158203125 6.55078125 4.565185546875 6.908203125 4.168212890625 7.265625 3.771240234375 7.623046875 3.374267578125 7.98046875 2.977294921875 8.337890625 2.580322265625 8.6953125 3.9697265625 18.462890625 2.3818359375 19.892578125 0.7939453125 21.322265625v54.25z"/>
          <dr3d:rotate presentation:style-name="pr3" draw:layer="layout" svg:viewBox="3145.09375 -7215 442.5625 628.015625" svg:d="M3421.703125-7215l-19.765869140625 0.517059326171875-19.219482421875 1.53933715820313-18.673095703125 2.56143188476563-18.126708984375 3.58334350585938-17.580322265625 4.60507202148438-17.033935546875 5.62661743164063-16.487548828125 6.64797973632813-15.941162109375 7.66915893554688-15.2394409179688 8.75094604492188-14.3938598632813 9.88162231445313-13.5479125976563 11.0121154785156-12.7015991210938 12.1424255371094-11.8549194335938 13.2725524902344-11.0078735351563 14.4024963378906-10.1604614257813 15.5322570800781-9.31268310546875 16.6618347167969-8.33346557617188 17.826416015625-7.22293090820313 19.026123046875-6.11221313476563 20.225830078125-5.00131225585938 21.425537109375-3.89022827148438 22.625244140625-2.77896118164063 23.824951171875-1.66751098632813 25.024658203125-0.555877685546875 26.224365234375 0.582244873046875 27.3024597167969 1.74661254882813 25.9971008300781 2.91079711914063 24.6915588378906 4.07479858398438 23.3858337402344 5.23861694335938 22.0799255371094 6.40225219726563 20.7738342285156 7.56570434570313 19.4675598144531 8.72897338867188 18.1611022949219 9.73092651367188 16.9255065917969 10.5598449707031 15.7607727050781 11.3885803222656 14.5958557128906 12.2171325683594 13.4307556152344 13.0455017089844 12.2654724121094 13.8736877441406 11.1000061035156 14.7016906738281 9.93435668945313 15.5295104980469 8.76852416992188 16.222412109375 7.679443359375 16.768798828125 6.655517578125 17.315185546875 5.631591796875 17.861572265625 4.607666015625 18.407958984375 3.583740234375 18.954345703125 2.559814453125 19.500732421875 1.535888671875 20.047119140625 0.511962890625 22.933349609375-0.6005859375 22.510009765625-1.8017578125 22.085205078125-3.0029296875 21.658935546875-4.2041015625 20.467041015625-5.0419921875 18.488037109375-5.5400390625 8.50234985351563-2.956787109375 8.00814819335938-3.081298828125 7.51412963867188-3.205810546875 7.02029418945313-3.330322265625-30.46875-82.484375-14.12109375 5.015380859375-15.24609375 4.873291015625-16.37109375 4.729736328125-17.49609375 4.584716796875-17.77734375 3.948974609375-17.21484375 2.822509765625-8.396484375 0.988372802734375-8.255859375 0.706207275390625-8.115234375 0.423858642578125-7.974609375 0.141326904296875-21.601131439209-0.895565032958984-20.2076759338379-2.68667984008789-18.8141975402832-4.4777717590332-17.4206962585449-6.26884078979492-16.027172088623-8.05988693237305-14.6336250305176-9.85091018676758-13.2400550842285-11.6419105529785-11.8464622497559-13.4328880310059-10.4528465270996-15.2238426208496-9.05920791625977-17.0147743225098-7.66554641723633-18.8056831359863-6.2718620300293-20.5965690612793-4.87815475463867-22.3874320983887-3.48442459106445-24.1782722473145-2.09067153930664-25.9690895080566-0.696895599365234-27.7598838806152 0.678985595703125-26.589111328125 2.03707885742188-24.982177734375 3.39535522460938-23.375244140625 4.75381469726563-21.768310546875 6.11245727539063-20.161376953125 7.47128295898438-18.554443359375 4.24525833129883-8.67462158203125 4.58503341674805-8.27288818359375 4.92483139038086-7.87115478515625 5.26465225219727-7.46942138671875 5.59991455078125-7.04150009155273 5.93060302734375-6.58737564086914 6.26129150390625-6.13322830200195 6.59197998046875-5.67905807495117 6.92266845703125-5.2248649597168 7.25335693359375-4.77064895629883 7.58404541015625-4.31641006469727 7.91473388671875-3.86214828491211 8.24542236328125-3.40786361694336 8.57611083984375-2.95355606079102 8.90679931640625-2.49922561645508 9.23748779296875-2.04487228393555 9.56817626953125-1.59049606323242 9.89886474609375-1.1360969543457 20.789794921875-0.908905029296875 24.09326171875 0.635498046875 22.61376953125 1.905517578125 10.7511596679688 1.42855834960938 10.3801879882813 1.74551391601563 10.0088500976563 2.06228637695313 9.63714599609375 2.37887573242188 18.524658203125 5.367431640625 17.746826171875 5.931396484375 16.970458984375 6.496826171875 16.195556640625 7.063720703125v-88.125l-7.7197265625-3.840087890625-7.9130859375-3.610107421875-8.1064453125-3.380126953125-8.2998046875-3.150146484375-17.1796875-5.6103515625-17.953125-4.6904296875-9.40866088867188-1.9833984375-9.88601684570313-1.7197265625-21.203369140625-2.6484375-23.110595703125-1.59375z"/>
          <dr3d:rotate presentation:style-name="pr5" draw:layer="layout" svg:viewBox="3643.0625 -7215 364.671875 756" svg:d="M3923.0625-7133.640625l11.35791015625 0.246337890625 11.50146484375 0.739990234375 11.64208984375 1.235107421875 11.77978515625 1.731689453125 11.28515625 2.015625 10.16015625 2.0859375 9.03515625 2.15625 7.91015625 2.2265625v-75.71875l-4.16607666015625-1.93002319335938-4.58831787109375-1.84121704101563-5.01092529296875-1.75296020507813-5.43389892578125-1.66525268554688-12.13818359375-3.069580078125-13.83447265625-2.725341796875-14.53125-2.217529296875-14.25-1.589111328125-13.96875-0.959228515625-13.6875-0.327880859375-11.7392272949219 0.260772705078125-11.5105285644531 0.770721435546875-11.2816467285156 1.28085327148438-11.0525817871094 1.79116821289063-10.8233337402344 2.30166625976563-10.5939025878906 2.81234741210938-10.3642883300781 3.32321166992188-10.1344909667969 3.83425903320313-9.781494140625 4.47576904296875-9.305419921875 5.23565673828125-8.829345703125 5.99517822265625-8.353271484375 6.75433349609375-7.877197265625 7.51312255859375-7.401123046875 8.27154541015625-6.925048828125 9.02960205078125-6.448974609375 9.78729248046875-5.81759643554688 10.683837890625-5.04251098632813 11.707763671875-4.26724243164063 12.731689453125-3.49179077148438 13.755615234375-2.71615600585938 14.779541015625-1.94033813476563 15.803466796875-1.16433715820313 16.827392578125-0.388153076171875 17.851318359375v352.578125h-85.8125v47.46875l86.9375 39.546875 39.515625 128.828125h58.703125v-139h175v-76.84375h-175v-350.3125l0.41455078125-13.395263671875 1.24365234375-12.494384765625 2.07275390625-11.593505859375 2.90185546875-10.692626953125 1.7618408203125-5.00848388671875 1.9691162109375-4.78326416015625 2.1763916015625-4.55804443359375 2.3836669921875-4.33282470703125 2.5909423828125-4.10760498046875 2.7982177734375-3.88238525390625 3.0054931640625-3.65716552734375 3.2127685546875-3.43194580078125 3.37591934204102-3.21551895141602 3.49496078491211-3.00790023803711 3.6140251159668-2.8003044128418 3.73311233520508-2.59273147583008 3.85222244262695-2.38518142700195 3.97135543823242-2.17765426635742 4.09051132202148-1.97014999389648 4.20969009399414-1.76266860961914 4.32889175415039-1.55521011352539 4.44811630249023-1.34777450561523 9.25399780273438-2.07333374023438 9.73117065429688-1.24386596679688z"/>
          <dr3d:rotate presentation:style-name="pr6" draw:layer="layout" svg:viewBox="4047.9375 -7204 419.984375 864.359375" svg:d="M4405.828125-6675h-152.421875v-529h-99.34375v529h-106.125v46.328125l106.125 33.90625v35l0.811492919921875 28.317626953125 2.43435668945313 26.253662109375 4.05703735351563 24.189697265625 5.67953491210938 22.125732421875 3.44814682006836 10.2888793945313 3.85370254516602 9.77288818359375 4.25923538208008 9.25689697265625 4.66474533081055 8.74090576171875 5.07023239135742 8.22491455078125 5.4756965637207 7.70892333984375 5.88113784790039 7.19293212890625 6.28655624389648 6.67694091796875 6.65093994140625 6.22119140625 6.96844482421875 5.81982421875 7.28594970703125 5.41845703125 7.60345458984375 5.01708984375 7.92095947265625 4.61572265625 8.23846435546875 4.21435546875 8.55596923828125 3.81298828125 8.87347412109375 3.41162109375 18.699462890625 5.619140625 19.969482421875 4.013671875 21.239501953125 2.408203125 22.509521484375 0.802734375 17.6806640625-0.389404296875 16.9013671875-1.167236328125 16.1220703125-1.943603515625 15.3427734375-2.718505859375 14.4345703125-3.211181640625 13.3740234375-3.423583984375 12.3134765625-3.637451171875 11.2529296875-3.852783203125-25.96875-77.9375-9.386962890625 2.82177734375-10.091552734375 2.81884765625-22.302734375 5.640625-11.92041015625 2.469970703125-12.06396484375 1.762451171875-12.20458984375 1.056396484375-12.34228515625 0.351806640625-12.02490234375-0.520050048828125-11.23095703125-1.56027221679688-5.3177490234375-1.1702766418457-5.1192626953125-1.43040084838867-4.9207763671875-1.69054794311523-4.7222900390625-1.95071792602539-4.5238037109375-2.21091079711914-4.3253173828125-2.47112655639648-4.1268310546875-2.73136520385742-3.9283447265625-2.99162673950195-3.7298583984375-3.25191116333008-3.5313720703125-3.5122184753418-3.3328857421875-3.77254867553711-3.1343994140625-4.03290176391602-2.93755722045898-4.30791854858398-2.74820327758789-4.60342788696289-2.5588264465332-4.8989143371582-2.36942672729492-5.19437789916992-4.17056274414063-11.2750549316406-3.41268920898438-12.4566345214844-2.65463256835938-13.6380310058594-1.89639282226563-14.8192443847656-1.13796997070313-16.0002746582031-0.379364013671875-17.1811218261719v-39.484375h152.421875z"/>
          <dr3d:rotate presentation:style-name="pr7" draw:layer="layout" svg:viewBox="4452.609375 -7383 361.28125 985.5" svg:d="M4813.890625-7383l-25.2758178710938 0.695770263671875-23.9014282226563 2.07546997070313-22.5266723632813 3.45498657226563-21.1515502929688 4.83432006835938-19.7760620117188 6.21347045898438-18.4002075195313 7.59243774414063-17.0239868164063 8.97122192382813-7.99579620361328 5.00259780883789-7.65160369873047 5.34722518920898-7.24584579467773 5.70666122436523-6.77853775024414 6.06918716430664-6.31120681762695 6.43169021606445-5.84385299682617 6.79417037963867-5.3764762878418 7.1566276550293-4.90907669067383 7.51906204223633-4.44165420532227 7.88147354125977-3.97420883178711 8.24386215209961-3.50674057006836 8.60622787475586-3.03924942016602 8.96857070922852-2.57173538208008 9.33089065551758-2.10419845581055 9.69318771362305-2.80569458007813 20.4731750488281-0.935272216796875 21.9220886230469v166.53125l-0.555877685546875 13.921142578125-1.66751098632813 12.876708984375-1.25056076049805 6.04669189453125-1.52840042114258 5.78558349609375-1.80621719360352 5.52447509765625-2.08401107788086 5.26336669921875-2.36178207397461 5.00225830078125-2.63953018188477 4.74114990234375-2.91725540161133 4.48004150390625-3.1949577331543 4.21893310546875-3.47263717651367 3.95782470703125-3.75029373168945 3.69671630859375-4.02792739868164 3.43560791015625-4.30553817749023 3.17449951171875-4.56573104858398 2.94890975952148-4.80850601196289 2.75882339477539-10.3452453613281 4.94729614257813-11.3160705566406 4.18667602539063-12.2867126464844 3.42587280273438-13.2571716308594 2.66488647460938-14.2274475097656 1.90371704101563-15.1975402832031 1.14236450195313-16.1674499511719 0.380828857421875v82.484375l16.1674499511719 0.372039794921875 15.1975402832031 1.11599731445313 14.2274475097656 1.85977172851563 13.2571716308594 2.60336303710938 12.2867126464844 3.34677124023438 11.3160705566406 4.08999633789063 10.3452453613281 4.83303833007813 4.80850601196289 2.69510269165039 4.56573104858398 2.88079452514648 4.30553817749023 3.10216522216797 4.02792739868164 3.35919952392578 3.75029373168945 3.61618804931641 3.47263717651367 3.87313079833984 3.1949577331543 4.13002777099609 2.91725540161133 4.38687896728516 2.63953018188477 4.64368438720703 2.36178207397461 4.90044403076172 2.08401107788086 5.15715789794922 1.80621719360352 5.41382598876953 1.52840042114258 5.67044830322266 1.25056076049805 5.92702484130859 1.66751098632813 12.6235961914063 0.555877685546875 13.6493530273438v167.71875l0.970428466796875 21.9382019042969 1.2130012512207 10.4246711730957 1.69816207885742 10.0616874694824 2.18330001831055 9.69868087768555 2.66841506958008 9.33565139770508 3.15350723266602 8.97259902954102 3.63857650756836 8.60952377319336 4.12362289428711 8.24642562866211 4.60864639282227 7.88330459594727 5.09364700317383 7.52016067504883 5.5786247253418 7.1569938659668 6.06357955932617 6.79380416870117 6.54851150512695 6.43059158325195 7.03342056274414 6.06735610961914 7.51830673217773 5.70409774780273 16.1089172363281 10.360107421875 17.2721862792969 8.978759765625 18.4356384277344 7.597412109375 19.5992736816406 6.216064453125 20.7630920410156 4.834716796875 21.9270935058594 3.453369140625 23.0912780761719 2.072021484375 24.2556457519531 0.690673828125v-82.5l-14.28076171875-0.388885498046875-13.48681640625-1.16653442382813-12.69287109375-1.94400024414063-11.89892578125-2.72128295898438-11.10498046875-3.49838256835938-10.31103515625-4.27529907226563-9.51708984375-5.05203247070313-4.4608154296875-2.81723403930664-4.2623291015625-3.01134872436523-4.03290176391602-3.22760009765625-3.77254867553711-3.46600341796875-3.5122184753418-3.70440673828125-3.25191116333008-3.94281005859375-2.99162673950195-4.18121337890625-2.73136520385742-4.41961669921875-2.47112655639648-4.65802001953125-2.21091079711914-4.89642333984375-1.95071792602539-5.13482666015625-1.69054794311523-5.37322998046875-1.43040084838867-5.61163330078125-1.1702766418457-5.85003662109375-1.56027221679688-12.415283203125-0.520050048828125-13.368896484375v-162.765625l-0.480655670166016-14.1837158203125-1.44198226928711-13.4417724609375-2.4033317565918-12.6998291015625-3.36470413208008-11.9578857421875-4.32609939575195-11.2159423828125-5.28751754760742-10.4739990234375-6.24895858764648-9.7320556640625-7.21042251586914-8.9901123046875-8.17190933227539-8.2481689453125-9.13341903686523-7.5062255859375-10.0949516296387-6.7642822265625-11.0565071105957-6.0223388671875-12.0180854797363-5.2803955078125-12.9796867370605-4.5384521484375-13.9413108825684-3.7965087890625-14.9029579162598-3.0545654296875v-6.796875l14.9029579162598-3.0640869140625 13.9413108825684-3.8074951171875 12.9796867370605-4.5509033203125 12.0180854797363-5.2943115234375 11.0565071105957-6.0377197265625 10.0949516296387-6.7811279296875 9.13341903686523-7.5245361328125 8.17190933227539-8.2679443359375 7.21042251586914-9.0113525390625 6.24895858764648-9.7547607421875 5.28751754760742-10.4981689453125 4.32609939575195-11.2415771484375 3.36470413208008-11.9849853515625 2.4033317565918-12.7283935546875 1.44198226928711-13.4718017578125 0.480655670166016-14.2152099609375v-166.578125l0.511260986328125-13.388671875 1.53390502929688-12.416015625 1.1505012512207-5.84326171875 1.40623092651367-5.60009765625 1.66198348999023-5.35693359375 1.91775894165039-5.11376953125 2.17355728149414-4.87060546875 2.42937850952148-4.62744140625 2.68522262573242-4.38427734375 2.94108963012695-4.14111328125 3.19697952270508-3.89794921875 3.4528923034668-3.65478515625 3.70882797241211-3.41162109375 3.96478652954102-3.16845703125 4.1986083984375-2.94616317749023 4.4102783203125-2.75644302368164 9.45556640625-4.94363403320313 10.30224609375-4.18447875976563 11.14892578125-3.42514038085938 11.99560546875-2.66561889648438 12.84228515625-1.90591430664063 13.68896484375-1.14602661132813 14.53564453125-0.385955810546875z"/>
          <dr3d:rotate presentation:style-name="pr8" draw:layer="layout" svg:viewBox="4943.96875 -7475 536.265625 888" svg:d="M5231.859375-6587l27.2637023925781-1.21798706054688 25.9045104980469-3.65383911132813 12.4426155090332-2.74030685424805 12.1028861999512-3.34920120239258 11.7631797790527-3.95807266235352 11.4234962463379-4.56692123413086 11.0838356018066-5.17574691772461 10.744197845459-5.78454971313477 10.4045829772949-6.39332962036133 10.0649909973145-7.0020866394043 9.72542190551758-7.61082077026367 9.3858757019043-8.21953201293945 9.04635238647461-8.82822036743164 8.70685195922852-9.43688583374023 8.27307510375977-10.0501098632813 7.73916244506836-10.6679077148438 7.20527267456055-11.2857055664063 6.67140579223633-11.9035034179688 6.1375617980957-12.5213012695313 5.60374069213867-13.1390991210938 9.60610961914063-28.131591796875 7.47109985351563-30.602783203125 5.33627319335938-33.073974609375 3.20162963867188-35.545166015625 1.06716918945313-38.016357421875-1.06716918945313-37.524169921875-3.20162963867188-35.193603515625-5.33627319335938-32.863037109375-7.47109985351563-30.532470703125-9.60610961914063-28.201904296875-5.60374069213867-13.2269897460938-6.1375617980957-12.6443481445313-6.67140579223633-12.0617065429688-7.20527267456055-11.4790649414063-7.73916244506836-10.8964233398438-8.27307510375977-10.3137817382813-8.71124649047852-9.70917510986328-9.05953598022461-9.08263397216797-9.4078483581543-8.45613861083984-9.75618362426758-7.82968902587891-10.1045417785645-7.20328521728516-10.4529228210449-6.57692718505859-10.801326751709-5.95061492919922-11.1497535705566-5.32434844970703-11.4982032775879-4.69812774658203-11.8466758728027-4.07195281982422-12.1951713562012-3.44582366943359-12.5436897277832-2.81974029541016-12.8922309875488-2.19370269775391-13.240795135498-1.56771087646484-27.5273742675781-1.25762939453125-17.12255859375 0.419708251953125-16.36376953125 1.24752807617188-15.60498046875 2.07553100585938-14.84619140625 2.90371704101563-14.08740234375 3.73208618164063-13.32861328125 4.56063842773438-12.56982421875 5.38937377929688-11.81103515625 6.21829223632813-11.1225891113281 6.77056884765625-10.5046081542969 7.03460693359375-9.88681030273438 7.29901123046875-9.26919555664063 7.56378173828125-8.65176391601563 7.82891845703125-8.03451538085938 8.09442138671875-7.41744995117188 8.36029052734375-6.80056762695313 8.62652587890625h-6.765625l4.5-48.609375 1.701171875-27.390625 0.423583984375-12.21728515625 0.140869140625-11.23583984375v-248.671875h-99.34375v876.703125h81.28125l13.546875-82.484375h4.515625l7.03787231445313 9.690673828125 7.56686401367188 9.302490234375 8.09603881835938 8.914306640625 8.62539672851563 8.526123046875 9.15493774414063 8.137939453125 9.68466186523438 7.749755859375 10.2145690917969 7.361572265625 10.7446594238281 6.973388671875 11.46826171875 6.35592651367188 12.38525390625 5.50906372070313 13.30224609375 4.66201782226563 14.21923828125 3.81478881835938 15.13623046875 2.96737670898438 16.05322265625 2.11978149414063 16.97021484375 1.27200317382813zM5213.796875-6670.625l-22.2890625-0.811553955078125-20.578125-2.43478393554688-9.6474609375-1.8261604309082-9.2197265625-2.23203659057617-8.7919921875-2.63793563842773-8.3642578125-3.04385757446289-7.9365234375-3.44980239868164-7.5087890625-3.85577011108398-7.0810546875-4.26176071166992-6.6533203125-4.66777420043945-6.2255859375-5.07381057739258-5.7978515625-5.4798698425293-5.3701171875-5.88595199584961-4.9423828125-6.29205703735352-4.5867919921875-6.70661163330078-4.3092041015625-7.12963104248047-4.0316162109375-7.55269622802734-3.7540283203125-7.97580718994141-6.67529296875-17.2211303710938-5.56494140625-18.9141235351563-4.45458984375-20.6074829101563-3.34423828125-22.3012084960938-2.23388671875-23.9953002929688-1.12353515625-25.6897583007813v-19.203125l0.573455810546875-27.146484375 1.72024536132813-25.541015625 2.86685180664063-23.935546875 4.01327514648438-22.330078125 5.15951538085938-20.724609375 6.30557250976563-19.119140625 7.45144653320313-17.513671875 8.59713745117188-15.908203125 4.83252334594727-7.31671142578125 5.32180404663086-6.84466552734375 5.81110763549805-6.37261962890625 6.30043411254883-5.90057373046875 6.7897834777832-5.42852783203125 7.27915573120117-4.95648193359375 7.76855087280273-4.48443603515625 8.25796890258789-4.01239013671875 8.74740982055664-3.54034423828125 9.23687362670898-3.06829833984375 9.72636032104492-2.59625244140625 10.2158699035645-2.12420654296875 21.9003601074219-2.832275390625 23.8586730957031-0.944091796875 13.52490234375 0.476104736328125 12.90673828125 1.42843627929688 12.28857421875 2.38095092773438 11.67041015625 3.33364868164063 11.05224609375 4.28652954101563 10.43408203125 5.23959350585938 9.81591796875 6.19284057617188 9.19775390625 7.14627075195313 8.606689453125 7.96728515625 8.042724609375 8.65576171875 7.478759765625 9.34423828125 6.914794921875 10.03271484375 6.350830078125 10.72119140625 5.786865234375 11.40966796875 5.222900390625 12.09814453125 4.658935546875 12.78662109375 4.10305786132813 13.3682250976563 3.55538940429688 13.8432006835938 3.00790405273438 14.3185424804688 2.46060180664063 14.7942504882813 1.91348266601563 15.2703247070313 1.36654663085938 15.7467651367188 0.819793701171875 16.2235717773438 0.273223876953125 16.7007446289063-0.626220703125 25.3219909667969-1.878662109375 24.0166320800781-3.131103515625 22.7110900878906-4.383544921875 21.4053649902344-5.635986328125 20.0994567871094-6.888427734375 18.7933654785156-8.140869140625 17.4870910644531-9.393310546875 16.1806335449219-5.17950820922852 7.52105712890625-5.51900863647461 7.03582763671875-5.8585319519043 6.55059814453125-6.19807815551758 6.06536865234375-6.53764724731445 5.58013916015625-6.87723922729492 5.09490966796875-7.21685409545898 4.60968017578125-7.55649185180664 4.12445068359375-7.89615249633789 3.63922119140625-8.23583602905273 3.15399169921875-8.57554244995117 2.66876220703125-8.9152717590332 2.18353271484375-9.25502395629883 1.69830322265625-9.59479904174805 1.21307373046875z"/>
          <dr3d:rotate presentation:style-name="pr9" draw:layer="layout" svg:viewBox="5652.515625 -7204.5 575.78125 806.640625" svg:d="M5874.921875-6397.859375l36.3142700195313-0.891326904296875 33.8610229492188-2.67385864257813 31.4081420898438-4.45620727539063 28.9556274414063-6.23837280273438 26.5034790039063-8.02035522460938 24.0516967773438-9.80215454101563 11.1065444946289-5.56919479370117 10.4937362670898-6.01457595825195 9.88097381591797-6.45993423461914 9.26825714111328-6.90526962280273 8.68194198608398-7.35498428344727 8.12198257446289-7.80910873413086 7.5620002746582-8.26325607299805 7.00199508666992-8.71742630004883 6.44196701049805-9.1716194152832 5.88191604614258-9.62583541870117 5.32184219360352-10.0800743103027 4.76174545288086-10.5343360900879 4.20162582397461-10.9886207580566 3.64148330688477-11.442928314209 3.08131790161133-11.8972587585449 2.5211296081543-12.3516120910645 3.36160278320313-26.0663757324219 1.12057495117188-27.8840637207031-0.37060546875-15.7595825195313-1.11181640625-15.0875854492188-1.85302734375-14.4159545898438-2.59423828125-13.7446899414063-3.33544921875-13.0737915039063-4.07666015625-12.4032592773438-4.81787109375-11.7330932617188-5.55908203125-11.0632934570313-6.12741088867188-10.4494934082031-6.53445434570313-9.90328979492188-6.94131469726563-9.35726928710938-7.34799194335938-8.81143188476563-7.75448608398438-8.26577758789063-8.16079711914063-7.72030639648438-8.56692504882813-7.17501831054688-8.97286987304688-6.62991333007813-9.23214721679688-6.183837890625-9.35647583007813-5.848388671875-9.48062133789063-5.512939453125-9.60458374023438-5.177490234375-9.72836303710938-4.842041015625-9.85195922851563-4.506591796875-9.97537231445313-4.171142578125-10.0986022949219-3.835693359375 221.28125-361.75h-118.53125l-195.328125 333.5h-160.3125v-333.5h-101.609375v806.640625zM5869.28125-6486h-115.15625v-299.125h120.796875l23.7275390625 0.608612060546875 22.0693359375 1.82571411132813 20.4111328125 3.04263305664063 18.7529296875 4.25936889648438 17.0947265625 5.47592163085938 7.925537109375 3.19411087036133 7.510986328125 3.4981803894043 7.096435546875 3.80222702026367 6.681884765625 4.10625076293945 6.267333984375 4.41025161743164 5.852783203125 4.71422958374023 5.46899795532227 5.01233291625977 5.11599349975586 5.29873275756836 4.76301193237305 5.58515548706055 4.41005325317383 5.87160110473633 4.0571174621582 6.1580696105957 3.70420455932617 6.44456100463867 3.35131454467773 6.73107528686523 2.99844741821289 7.01761245727539 2.64560317993164 7.30417251586914 2.29278182983398 7.59075546264648 3.52719116210938 16.0413513183594 2.11618041992188 17.1879577636719 0.705352783203125 18.3347473144531-0.741180419921875 19.037841796875-2.22341918945313 17.609619140625-1.6674919128418 8.26922607421875-2.03798294067383 7.91217041015625-2.40845108032227 7.55511474609375-2.77889633178711 7.19805908203125-3.14931869506836 6.84100341796875-3.51971817016602 6.48394775390625-3.89009475708008 6.12689208984375-4.26044845581055 5.76983642578125-4.63077926635742 5.41278076171875-5.0010871887207 5.05572509765625-5.37137222290039 4.69866943359375-5.74163436889648 4.34161376953125-6.129638671875 4.03290176391602-6.535400390625 3.77254867553711-6.941162109375 3.5122184753418-7.346923828125 3.25191116333008-15.9111328125 5.72299194335938-17.5341796875 4.68203735351563-19.1572265625 3.64126586914063-20.7802734375 2.60067749023438-22.4033203125 1.56027221679688z"/>
          <dr3d:rotate presentation:style-name="pr10" draw:layer="layout" svg:viewBox="6295.8125 -7215 530.625 829.625" svg:d="M6801.59375-6585.53125l-0.705352783203125-19.8340148925781-2.11618041992188-18.7912292480469-3.52719116210938-17.7486267089844-4.93838500976563-16.7062072753906-6.34976196289063-15.6639709472656-3.70420455932617-7.44120407104492-4.0571174621582-7.18071365356445-4.41005325317383-6.92024612426758-4.76301193237305-6.6598014831543-5.11599349975586-6.39937973022461-5.46899795532227-6.13898086547852-11.7846984863281-11.508544921875-12.7721862792969-10.502197265625-13.7598571777344-9.495849609375-14.7477111816406-8.489501953125-15.7357482910156-7.483154296875-16.7239685058594-6.476806640625-17.7123718261719-5.470458984375-18.7009582519531-4.464111328125v-4.515625l23.4990234375-3.42477416992188 21.9462890625-4.62576293945313 20.3935546875-5.82656860351563 18.8408203125-7.02719116210938 17.2880859375-8.22763061523438 15.7353515625-9.42788696289063 7.285400390625-5.16398239135742 6.897216796875-5.4639778137207 6.509033203125-5.76395034790039 6.120849609375-6.06389999389648 5.74163436889648-6.33289337158203 5.37137222290039-6.57097625732422 5.0010871887207-6.80910491943359 4.63077926635742-7.04727935791016 4.26044845581055-7.28549957275391 3.89009475708008-7.52376556396484 3.51971817016602-7.76207733154297 3.14931869506836-8.00043487548828 5.18734741210938-16.7161254882813 3.70547485351563-17.6701049804688 2.22341918945313-18.6244506835938 0.741180419921875-19.5791625976563-0.511932373046875-17.2749328613281-1.53567504882813-16.7975769042969-2.55923461914063-16.3204040527344-3.58261108398438-15.8434143066406-4.60580444335938-15.3666076660156-5.62881469726563-14.8899841308594-6.65164184570313-14.4135437011719-7.67428588867188-13.9372863769531-8.74078369140625-13.3197937011719-9.85150146484375-12.5608215332031-10.9625854492188-11.8016662597656-12.0740356445313-11.0423278808594-13.1858520507813-10.2828063964844-14.2980346679688-9.52310180664063-15.4105834960938-8.76321411132813-16.5234985351563-8.00314331054688-17.682861328125-7.14181518554688-18.900146484375-6.19094848632813-20.117431640625-5.23989868164063-21.334716796875-4.28866577148438-22.552001953125-3.33724975585938-23.769287109375-2.38565063476563-24.986572265625-1.43386840820313-26.203857421875-0.481903076171875-31.0517578125 0.609375-29.9208984375 1.8046875-28.7900390625 3-27.6591796875 4.1953125-13.4765319824219 2.63592529296875-13.3357238769531 3.11456298828125-13.1947326660156 3.59283447265625-13.0535583496094 4.07073974609375-12.9122009277344 4.54827880859375-12.7706604003906 5.02545166015625-12.6289367675781 5.50225830078125-12.4870300292969 5.97869873046875v92.640625l25.8896484375-11.76025390625 26.8798828125-10.41552734375 27.8701171875-9.07373046875 28.8603515625-7.73486328125 29.073974609375-6.1728515625 28.510009765625-4.4091796875 27.944580078125-2.6455078125 13.7597961425781-0.661376953125 13.6178894042969-0.220458984375 26.1548461914063 0.662078857421875 24.2655639648438 1.98611450195313 22.3766479492188 3.30996704101563 20.4880981445313 4.63363647460938 18.5999145507813 5.95712280273438 8.59200286865234 3.47481155395508 8.12009429931641 3.80561447143555 7.64823150634766 4.13639450073242 7.17641448974609 4.4671516418457 6.70464324951172 4.79788589477539 6.23291778564453 5.12859725952148 5.80974960327148 5.41991424560547 5.43509292602539 5.67182159423828 5.0604133605957 5.92368316650391 4.68571090698242 6.17549896240234 4.31098556518555 6.42726898193359 3.93623733520508 6.67899322509766 3.56146621704102 6.93067169189453 3.18667221069336 7.18230438232422 2.81185531616211 7.43389129638672 2.43701553344727 7.68543243408203 2.06215286254883 7.93692779541016 1.6872673034668 8.18837738037109 2.24978637695313 17.1309204101563 0.749969482421875 18.1361694335938-0.231624603271484 9.29461288452148-0.694858551025391 8.96390151977539-1.1580696105957 8.6331672668457-1.62125778198242 8.30241012573242-2.08442306518555 7.97163009643555-2.54756546020508 7.64082717895508-3.01068496704102 7.31000137329102-3.47378158569336 6.97915267944336-3.93685531616211 6.64828109741211-4.39990615844727 6.31738662719727-4.86293411254883 5.98646926879883-5.3259391784668 5.6555290222168-5.78892135620117 5.32456588745117-6.25188064575195 4.99357986450195-6.71481704711914 4.66257095336914-7.17773056030273 4.33153915405273-15.5676574707031 7.811279296875-17.0663757324219 6.769775390625-18.5652770996094 5.728271484375-20.0643615722656 4.686767578125-21.5636291503906 3.645263671875-23.0630798339844 2.603759765625-24.5627136230469 1.562255859375-26.0625305175781 0.520751953125h-77.90625v84.75h79.03125l24.0885620117188 0.654022216796875 22.5896606445313 1.96194458007813 21.0903930664063 3.26968383789063 19.5907592773438 4.57723999023438 18.0907592773438 5.88461303710938 16.5903930664063 7.19180297851563 7.73244476318359 4.08604049682617 7.35721588134766 4.41276931762695 6.98194122314453 4.73947525024414 6.60662078857422 5.06615829467773 6.22119140625 5.33843994140625 5.81982421875 5.55047607421875 5.41845703125 5.76251220703125 5.01708984375 5.97454833984375 4.61572265625 6.18658447265625 4.21435546875 6.39862060546875 3.81298828125 6.61065673828125 3.41162109375 6.82269287109375 3.01025390625 7.03472900390625 2.60888671875 7.24676513671875 2.20751953125 7.45880126953125 1.80615234375 7.67083740234375 1.40478515625 7.88287353515625 1.00341796875 8.09490966796875 0.802734375 16.825927734375-0.617431640625 14.2917175292969-1.852294921875 13.4609680175781-1.38922119140625 6.41889572143555-1.69793701171875 6.21113967895508-2.00665283203125 6.00336074829102-2.31536865234375 5.79555892944336-2.62408447265625 5.58773422241211-2.93280029296875 5.37988662719727-3.24151611328125 5.17201614379883-3.55023193359375 4.9641227722168-3.85894775390625 4.75620651245117-4.16766357421875 4.54826736450195-4.47637939453125 4.34030532836914-4.78509521484375 4.13232040405273-5.0496826171875 3.90252304077148-5.2701416015625 3.65091323852539-5.4906005859375 3.3992805480957-5.7110595703125 3.14762496948242-12.08349609375 5.54019165039063-12.96533203125 4.53329467773438-13.84716796875 3.52621459960938-14.72900390625 2.51895141601563-15.61083984375 1.51150512695313-16.49267578125 0.503875732421875-16.0715026855469-0.300323486328125-15.4721984863281-0.901092529296875-14.8727111816406-1.50204467773438-14.2730407714844-2.10317993164063-13.6731872558594-2.70449829101563-13.0731506347656-3.30599975585938-12.4729309082031-3.90768432617188-11.8725280761719-4.50955200195313-23.07177734375-10.25439453125-22.92822265625-11.52294921875-22.78759765625-12.79443359375-22.64990234375-14.06884765625-49.671875 67.875 11.0492858886719 8.33648681640625 11.7024230957031 8.05267333984375 12.3553771972656 7.76922607421875 13.0081481933594 7.48614501953125 13.6607360839844 7.20343017578125 14.3131408691406 6.92108154296875 30.582763671875 12.99658203125 16.2224426269531 5.82791137695313 16.7690124511719 5.05026245117188 17.3157653808594 4.27279663085938 17.8627014160156 3.49551391601563 18.4098205566406 2.71841430664063 18.9571228027344 1.94149780273438 19.5046081542969 1.16476440429688 20.0522766113281 0.388214111328125 30.596923828125-0.883331298828125 28.568115234375-2.65011596679688 26.539306640625-4.41708374023438 24.510498046875-6.18423461914063 22.481689453125-7.95156860351563 10.4800415039063-4.63859176635742 9.97283935546875-5.08049392700195 9.46563720703125-5.52241897583008 8.95843505859375-5.9643669128418 8.45123291015625-6.40633773803711 7.94403076171875-6.84833145141602 14.4198913574219-14.6103210449219 6.48918533325195-7.66325759887695 6.00864791870117-7.90195846557617 5.5280876159668-8.1406364440918 5.04750442504883-8.37929153442383 4.56689834594727-8.61792373657227 4.08626937866211-8.85653305053711 3.60561752319336-9.09511947631836 3.12494277954102-9.33368301391602 2.64424514770508-9.57222366333008 2.16352462768555-9.81074142456055 2.88479614257813-20.3369445800781z"/>
          <dr3d:rotate presentation:style-name="pr11" draw:layer="layout" svg:viewBox="6964.125 -7215 510.3125 818" svg:d="M7203.46875-6709l30.2548828125-0.970489501953125 28.6669921875-2.91159057617188 27.0791015625-4.85287475585938 25.4912109375-6.79434204101563 23.9033203125-8.73599243164063 22.3154296875-10.6778259277344 10.562255859375-6.06715774536133 10.165283203125-6.55268478393555 9.768310546875-7.03823471069336 9.371337890625-7.52380752563477 8.88628768920898-7.96233749389648 8.31314468383789-8.35965347290039 7.7399787902832-8.7569465637207 7.16679000854492-9.15421676635742 6.59357833862305-9.55146408081055 6.02034378051758-9.94868850708008 5.44708633422852-10.345890045166 4.87380599975586-10.7430686950684 4.30050277709961-11.1402244567871 3.72717666625977-11.5373573303223 3.15382766723633-11.9344673156738 2.5804557800293-12.3315544128418 3.44070434570313-25.8542785644531 1.14694213867188-27.4423522949219-1.24365234375-30.5032348632813-3.73095703125-28.8263549804688-6.21826171875-27.1498413085938-4.0418701171875-12.9463424682617-4.6636962890625-12.5273513793945-5.2855224609375-12.1084060668945-5.9073486328125-11.6895065307617-6.5291748046875-11.2706527709961-7.1510009765625-10.8518447875977-7.7728271484375-10.4330825805664-8.3946533203125-10.0143661499023-9.0164794921875-9.59569549560547-9.6383056640625-9.17707061767578-10.1940307617188-8.68452072143555-10.6836547851563-8.12392044067383-11.1732788085938-7.56338882446289-11.6629028320313-7.00292587280273-12.1525268554688-6.44253158569336-12.6421508789063-5.88220596313477-26.753173828125-10.0837097167969-28.711669921875-7.84323120117188-30.670166015625-5.60330200195313-32.628662109375-3.36392211914063-34.587158203125-1.12509155273438-30.585693359375 0.71484375-29.670166015625 2.12109375-28.753173828125 3.52734375-27.834716796875 4.93359375-13.414306640625 2.983154296875-12.867919921875 3.301025390625-12.321533203125 3.618896484375-11.775146484375 3.936767578125-11.228759765625 4.254638671875-10.682373046875 4.572509765625-10.135986328125 4.890380859375-9.589599609375 5.208251953125v93.765625l10.4333801269531-6.04324340820313 10.9799499511719-5.70797729492188 11.5267028808594-5.37289428710938 12.0736389160156-5.03799438476563 12.6207580566406-4.70327758789063 13.1680603027344-4.36874389648438 13.7155456542969-4.03439331054688 14.2632141113281-3.70022583007813 28.757568359375-6.1728515625 28.123291015625-4.4091796875 27.487548828125-2.6455078125 13.5049133300781-0.661376953125 13.3454284667969-0.220458984375 21.7572937011719 0.661407470703125 20.6819152832031 1.98434448242188 19.6063537597656 3.30746459960938 18.5306091308594 4.63076782226563 17.4546813964844 5.95425415039063 16.3785705566406 7.27792358398438 15.3022766113281 8.60177612304688 14.2257995605469 9.92581176757813 6.63263320922852 5.47687530517578 6.20455551147461 5.84276580810547 5.7765007019043 6.20870208740234 5.34846878051758 6.57468414306641 4.92045974731445 6.94071197509766 4.49247360229492 7.30678558349609 4.06451034545898 7.67290496826172 3.63656997680664 8.03907012939453 3.20865249633789 8.40528106689453 2.78075790405273 8.77153778076172 2.35288619995117 9.13784027099609 1.9250373840332 9.50418853759766 2.56661987304688 20.1076049804688 0.855499267578125 21.5735473632813-0.758758544921875 19.1843566894531-2.27615356445313 18.0375671386719-3.79336547851563 16.8909606933594-2.46557998657227 8.01556015014648-2.84481430053711 7.72897720336914-3.22402572631836 7.44241714477539-3.60321426391602 7.15587997436523-3.98237991333008 6.86936569213867-4.36152267456055 6.5828742980957-4.74064254760742 6.29640579223633-5.1197395324707 6.00996017456055-5.49881362915039 5.72353744506836-5.87786483764648 5.43713760375977-6.28802108764648 5.12842178344727-6.72928237915039 4.79738998413086-7.1705207824707 4.46638107299805-7.61173629760742 4.13539505004883-8.05292892456055 3.8044319152832-8.49409866333008 3.47349166870117-18.3116149902344 5.95425415039063-20.0760192871094 4.63076782226563-21.8402404785156 3.30746459960938-23.6042785644531 1.98434448242188-25.3681335449219 0.661407470703125-16.37158203125-0.351806640625-17.49951171875-1.056396484375-18.63037109375-1.762451171875-19.76416015625-2.469970703125-36.689453125-5.6484375-15.379150390625-2.82421875-13.400146484375-2.82421875-49.6875 31.625 30.484375 380.9375h404.1875v-90.40625h-319.5l-19.203125-234.03125 51.9375 7.90625 16.793212890625 1.980224609375 17.638427734375 1.416259765625 18.485107421875 0.850830078125z"/>
          <dr3d:rotate presentation:style-name="pr10" draw:layer="layout" svg:viewBox="7591.8125 -7215 530.625 829.625" svg:d="M8097.59375-6585.53125l-0.705352783203125-19.8340148925781-2.11618041992188-18.7912292480469-3.52719116210938-17.7486267089844-4.93838500976563-16.7062072753906-6.34976196289063-15.6639709472656-3.70420455932617-7.44120407104492-4.0571174621582-7.18071365356445-4.41005325317383-6.92024612426758-4.76301193237305-6.6598014831543-5.11599349975586-6.39937973022461-5.46899795532227-6.13898086547852-11.7846984863281-11.508544921875-12.7721862792969-10.502197265625-13.7598571777344-9.495849609375-14.7477111816406-8.489501953125-15.7357482910156-7.483154296875-16.7239685058594-6.476806640625-17.7123718261719-5.470458984375-18.7009582519531-4.464111328125v-4.515625l23.4990234375-3.42477416992188 21.9462890625-4.62576293945313 20.3935546875-5.82656860351563 18.8408203125-7.02719116210938 17.2880859375-8.22763061523438 15.7353515625-9.42788696289063 7.285400390625-5.16398239135742 6.897216796875-5.4639778137207 6.509033203125-5.76395034790039 6.120849609375-6.06389999389648 5.74163436889648-6.33289337158203 5.37137222290039-6.57097625732422 5.0010871887207-6.80910491943359 4.63077926635742-7.04727935791016 4.26044845581055-7.28549957275391 3.89009475708008-7.52376556396484 3.51971817016602-7.76207733154297 3.14931869506836-8.00043487548828 5.18734741210938-16.7161254882813 3.70547485351563-17.6701049804688 2.22341918945313-18.6244506835938 0.741180419921875-19.5791625976563-0.511932373046875-17.2749328613281-1.53567504882813-16.7975769042969-2.55923461914063-16.3204040527344-3.58261108398438-15.8434143066406-4.60580444335938-15.3666076660156-5.62881469726563-14.8899841308594-6.65164184570313-14.4135437011719-7.67428588867188-13.9372863769531-8.74078369140625-13.3197937011719-9.85150146484375-12.5608215332031-10.9625854492188-11.8016662597656-12.0740356445313-11.0423278808594-13.1858520507813-10.2828063964844-14.2980346679688-9.52310180664063-15.4105834960938-8.76321411132813-16.5234985351563-8.00314331054688-17.682861328125-7.14181518554688-18.900146484375-6.19094848632813-20.117431640625-5.23989868164063-21.334716796875-4.28866577148438-22.552001953125-3.33724975585938-23.769287109375-2.38565063476563-24.986572265625-1.43386840820313-26.203857421875-0.481903076171875-31.0517578125 0.609375-29.9208984375 1.8046875-28.7900390625 3-27.6591796875 4.1953125-13.4765319824219 2.63592529296875-13.3357238769531 3.11456298828125-13.1947326660156 3.59283447265625-13.0535583496094 4.07073974609375-12.9122009277344 4.54827880859375-12.7706604003906 5.02545166015625-12.6289367675781 5.50225830078125-12.4870300292969 5.97869873046875v92.640625l25.8896484375-11.76025390625 26.8798828125-10.41552734375 27.8701171875-9.07373046875 28.8603515625-7.73486328125 29.073974609375-6.1728515625 28.510009765625-4.4091796875 27.944580078125-2.6455078125 13.7597961425781-0.661376953125 13.6178894042969-0.220458984375 26.1548461914063 0.662078857421875 24.2655639648438 1.98611450195313 22.3766479492188 3.30996704101563 20.4880981445313 4.63363647460938 18.5999145507813 5.95712280273438 8.59200286865234 3.47481155395508 8.12009429931641 3.80561447143555 7.64823150634766 4.13639450073242 7.17641448974609 4.4671516418457 6.70464324951172 4.79788589477539 6.23291778564453 5.12859725952148 5.80974960327148 5.41991424560547 5.43509292602539 5.67182159423828 5.0604133605957 5.92368316650391 4.68571090698242 6.17549896240234 4.31098556518555 6.42726898193359 3.93623733520508 6.67899322509766 3.56146621704102 6.93067169189453 3.18667221069336 7.18230438232422 2.81185531616211 7.43389129638672 2.43701553344727 7.68543243408203 2.06215286254883 7.93692779541016 1.6872673034668 8.18837738037109 2.24978637695313 17.1309204101563 0.749969482421875 18.1361694335938-0.231624603271484 9.29461288452148-0.694858551025391 8.96390151977539-1.1580696105957 8.6331672668457-1.62125778198242 8.30241012573242-2.08442306518555 7.97163009643555-2.54756546020508 7.64082717895508-3.01068496704102 7.31000137329102-3.47378158569336 6.97915267944336-3.93685531616211 6.64828109741211-4.39990615844727 6.31738662719727-4.86293411254883 5.98646926879883-5.3259391784668 5.6555290222168-5.78892135620117 5.32456588745117-6.25188064575195 4.99357986450195-6.71481704711914 4.66257095336914-7.17773056030273 4.33153915405273-15.5676574707031 7.811279296875-17.0663757324219 6.769775390625-18.5652770996094 5.728271484375-20.0643615722656 4.686767578125-21.5636291503906 3.645263671875-23.0630798339844 2.603759765625-24.5627136230469 1.562255859375-26.0625305175781 0.520751953125h-77.90625v84.75h79.03125l24.0885620117188 0.654022216796875 22.5896606445313 1.96194458007813 21.0903930664063 3.26968383789063 19.5907592773438 4.57723999023438 18.0907592773438 5.88461303710938 16.5903930664063 7.19180297851563 7.73244476318359 4.08604049682617 7.35721588134766 4.41276931762695 6.98194122314453 4.73947525024414 6.60662078857422 5.06615829467773 6.22119140625 5.33843994140625 5.81982421875 5.55047607421875 5.41845703125 5.76251220703125 5.01708984375 5.97454833984375 4.61572265625 6.18658447265625 4.21435546875 6.39862060546875 3.81298828125 6.61065673828125 3.41162109375 6.82269287109375 3.01025390625 7.03472900390625 2.60888671875 7.24676513671875 2.20751953125 7.45880126953125 1.80615234375 7.67083740234375 1.40478515625 7.88287353515625 1.00341796875 8.09490966796875 0.802734375 16.825927734375-0.617431640625 14.2917175292969-1.852294921875 13.4609680175781-1.38922119140625 6.41889572143555-1.69793701171875 6.21113967895508-2.00665283203125 6.00336074829102-2.31536865234375 5.79555892944336-2.62408447265625 5.58773422241211-2.93280029296875 5.37988662719727-3.24151611328125 5.17201614379883-3.55023193359375 4.9641227722168-3.85894775390625 4.75620651245117-4.16766357421875 4.54826736450195-4.47637939453125 4.34030532836914-4.78509521484375 4.13232040405273-5.0496826171875 3.90252304077148-5.2701416015625 3.65091323852539-5.4906005859375 3.3992805480957-5.7110595703125 3.14762496948242-12.08349609375 5.54019165039063-12.96533203125 4.53329467773438-13.84716796875 3.52621459960938-14.72900390625 2.51895141601563-15.61083984375 1.51150512695313-16.49267578125 0.503875732421875-16.0715026855469-0.300323486328125-15.4721984863281-0.901092529296875-14.8727111816406-1.50204467773438-14.2730407714844-2.10317993164063-13.6731872558594-2.70449829101563-13.0731506347656-3.30599975585938-12.4729309082031-3.90768432617188-11.8725280761719-4.50955200195313-23.07177734375-10.25439453125-22.92822265625-11.52294921875-22.78759765625-12.79443359375-22.64990234375-14.06884765625-49.671875 67.875 11.0492858886719 8.33648681640625 11.7024230957031 8.05267333984375 12.3553771972656 7.76922607421875 13.0081481933594 7.48614501953125 13.6607360839844 7.20343017578125 14.3131408691406 6.92108154296875 30.582763671875 12.99658203125 16.2224426269531 5.82791137695313 16.7690124511719 5.05026245117188 17.3157653808594 4.27279663085938 17.8627014160156 3.49551391601563 18.4098205566406 2.71841430664063 18.9571228027344 1.94149780273438 19.5046081542969 1.16476440429688 20.0522766113281 0.388214111328125 30.596923828125-0.883331298828125 28.568115234375-2.65011596679688 26.539306640625-4.41708374023438 24.510498046875-6.18423461914063 22.481689453125-7.95156860351563 10.4800415039063-4.63859176635742 9.97283935546875-5.08049392700195 9.46563720703125-5.52241897583008 8.95843505859375-5.9643669128418 8.45123291015625-6.40633773803711 7.94403076171875-6.84833145141602 14.4198913574219-14.6103210449219 6.48918533325195-7.66325759887695 6.00864791870117-7.90195846557617 5.5280876159668-8.1406364440918 5.04750442504883-8.37929153442383 4.56689834594727-8.61792373657227 4.08626937866211-8.85653305053711 3.60561752319336-9.09511947631836 3.12494277954102-9.33368301391602 2.64424514770508-9.57222366333008 2.16352462768555-9.81074142456055 2.88479614257813-20.3369445800781z"/>
          <dr3d:rotate presentation:style-name="pr12" draw:layer="layout" svg:viewBox="8284.96875 -7204 510.296875 617" svg:d="M8576.25-6587l26.2646484375-0.821044921875 24.6064453125-2.463134765625 22.9482421875-4.105224609375 21.2900390625-5.747314453125 10.023193359375-3.48944091796875 9.608642578125-3.89996337890625 9.194091796875-4.31048583984375 8.779541015625-4.72100830078125 8.364990234375-5.13153076171875 7.950439453125-5.54205322265625 7.535888671875-5.95257568359375 7.121337890625-6.36309814453125 6.70074844360352-6.82214736938477 6.26827621459961-7.32973861694336 5.8358268737793-7.83735275268555 5.40340042114258-8.34498977661133 4.97099685668945-8.8526496887207 4.53861618041992-9.36033248901367 4.10625839233398-9.86803817749023 3.67392349243164-10.3757667541504 6.05093383789063-22.2748107910156 4.32186889648438-24.3059997558594 2.59298706054688-26.3373718261719 0.864288330078125-28.3689270019531v-394.375h-98.21875v387.59375l-0.529178619384766 17.6531982421875-1.58755111694336 16.5142822265625-2.64594650268555 15.3753662109375-3.70436477661133 14.2364501953125-4.7628059387207 13.0975341796875-5.82126998901367 11.9586181640625-6.87975692749023 10.8197021484375-7.93826675415039 9.6807861328125-8.99679946899414 8.5418701171875-10.0553550720215 7.4029541015625-11.1139335632324 6.2640380859375-12.172534942627 5.1251220703125-13.2311592102051 3.9862060546875-14.2898063659668 2.8472900390625-15.3484764099121 1.7083740234375-16.407169342041 0.5694580078125-24.1487121582031-0.882598876953125-22.2079772949219-2.64791870117188-10.3762702941895-1.98601150512695-9.89115524291992-2.42741012573242-9.40606307983398-2.86883163452148-8.92099380493164-3.31027603149414-8.43594741821289-3.75174331665039-7.95092391967773-4.19323348999023-7.46592330932617-4.63474655151367-6.9809455871582-5.0762825012207-6.49599075317383-5.51784133911133-6.01105880737305-5.95942306518555-5.52614974975586-6.40102767944336-5.04126358032227-6.84265518188477-4.64886474609375-7.25757598876953-4.34893798828125-7.64580535888672-7.798095703125-16.4564819335938-6.598388671875-18.0099487304688-5.398681640625-19.5637817382813-4.198974609375-21.1179809570313-2.999267578125-22.6725463867188-1.799560546875-24.2274780273438-0.599853515625-25.7827758789063v-314.140625h-99.34375v605.703125h80.15625l14.671875-82.5h5.65625l7.68896484375 11.4858093261719 8.39501953125 10.7268371582031 9.10107421875 9.96768188476563 9.80712890625 9.20834350585938 10.51318359375 8.44882202148438 11.21923828125 7.68911743164063 11.92529296875 6.92922973632813 12.63134765625 6.16915893554688 13.0722961425781 5.43240356445313 13.2482604980469 4.70748901367188 13.4244079589844 3.98275756835938 13.6007385253906 3.25820922851563 13.7772521972656 2.53384399414063 13.9539489746094 1.80966186523438 14.1308288574219 1.08566284179688z"/>
          <dr3d:rotate presentation:style-name="pr5" draw:layer="layout" svg:viewBox="8905.0625 -7215 364.671875 756" svg:d="M9185.0625-7133.640625l11.35791015625 0.246337890625 11.50146484375 0.739990234375 11.64208984375 1.235107421875 11.77978515625 1.731689453125 11.28515625 2.015625 10.16015625 2.0859375 9.03515625 2.15625 7.91015625 2.2265625v-75.71875l-4.16607666015625-1.93002319335938-4.58831787109375-1.84121704101563-5.01092529296875-1.75296020507813-5.43389892578125-1.66525268554688-12.13818359375-3.069580078125-13.83447265625-2.725341796875-14.53125-2.217529296875-14.25-1.589111328125-13.96875-0.959228515625-13.6875-0.327880859375-11.7392272949219 0.260772705078125-11.5105285644531 0.770721435546875-11.2816467285156 1.28085327148438-11.0525817871094 1.79116821289063-10.8233337402344 2.30166625976563-10.5939025878906 2.81234741210938-10.3642883300781 3.32321166992188-10.1344909667969 3.83425903320313-9.781494140625 4.47576904296875-9.305419921875 5.23565673828125-8.829345703125 5.99517822265625-8.353271484375 6.75433349609375-7.877197265625 7.51312255859375-7.401123046875 8.27154541015625-6.925048828125 9.02960205078125-6.448974609375 9.78729248046875-5.81759643554688 10.683837890625-5.04251098632813 11.707763671875-4.26724243164063 12.731689453125-3.49179077148438 13.755615234375-2.71615600585938 14.779541015625-1.94033813476563 15.803466796875-1.16433715820313 16.827392578125-0.388153076171875 17.851318359375v352.578125h-85.8125v47.46875l86.9375 39.546875 39.515625 128.828125h58.703125v-139h175v-76.84375h-175v-350.3125l0.41455078125-13.395263671875 1.24365234375-12.494384765625 2.07275390625-11.593505859375 2.90185546875-10.692626953125 1.7618408203125-5.00848388671875 1.9691162109375-4.78326416015625 2.1763916015625-4.55804443359375 2.3836669921875-4.33282470703125 2.5909423828125-4.10760498046875 2.7982177734375-3.88238525390625 3.0054931640625-3.65716552734375 3.2127685546875-3.43194580078125 3.37591934204102-3.21551895141602 3.49496078491211-3.00790023803711 3.6140251159668-2.8003044128418 3.73311233520508-2.59273147583008 3.85222244262695-2.38518142700195 3.97135543823242-2.17765426635742 4.09051132202148-1.97014999389648 4.20969009399414-1.76266860961914 4.32889175415039-1.55521011352539 4.44811630249023-1.34777450561523 9.25399780273438-2.07333374023438 9.73117065429688-1.24386596679688z"/>
          <dr3d:rotate presentation:style-name="pr4" draw:layer="layout" svg:viewBox="9344.9375 -7215 489.984375 627.21875" svg:d="M9618.15625-6587.78125l26.7619934082031-0.759490966796875 24.9618835449219-2.27835083007813 23.1619567871094-3.79702758789063 21.3622131347656-5.31552124023438 19.5626525878906-6.83383178710938 9.10654830932617-3.98622512817383 8.6567268371582-4.3657341003418 8.20692825317383-4.74522018432617 7.75715255737305-5.12468338012695 7.30739974975586-5.50412368774414 6.85766983032227-5.88354110717773 6.425537109375-6.29828643798828 6.010986328125-6.74840545654297 5.596435546875-7.19857025146484 5.181884765625-7.64878082275391 4.767333984375-8.09903717041016 4.352783203125-8.54933929443359 3.938232421875-8.99968719482422 3.523681640625-9.45008087158203 5.8037109375-20.2515258789063 4.1455078125-22.0536499023438 2.4873046875-23.8561401367188 0.8291015625-25.6589965820313v-412.515625h-72.265625l-19.1875 85.890625h-4.515625l-9.94046020507813-12.02197265625-10.0636901855469-11.21044921875-10.1871032714844-10.39892578125-10.3106994628906-9.58740234375-10.4344787597656-8.77587890625-10.5584411621094-7.96435546875-10.6825866699219-7.15283203125-10.8069152832031-6.34130859375-11.38916015625-5.55911254882813-12.42919921875-4.81808471679688-13.46923828125-4.07723999023438-14.50927734375-3.33657836914063-15.54931640625-2.59609985351563-16.58935546875-1.85580444335938-17.62939453125-1.11569213867188-18.66943359375-0.375762939453125-20.1658020019531 0.6842041015625-19.2826843261719 2.0413818359375-18.3997497558594 3.3992919921875-17.5169982910156 4.7579345703125-16.6344299316406 6.1173095703125-15.7520446777344 7.4774169921875-14.8698425292969 8.8382568359375-13.9878234863281 10.1998291015625-6.561767578125 5.63232421875-6.138427734375 6.01611328125-5.715087890625 6.39990234375-5.291748046875 6.78369140625-4.868408203125 7.16748046875-4.445068359375 7.55126953125-4.021728515625 7.93505859375-3.598388671875 8.31884765625-3.175048828125 8.70263671875-2.751708984375 9.08642578125-4.2333984375 19.32421875-2.5400390625 20.859375-0.8466796875 22.39453125 0.277774810791016 11.1415977478027 0.833339691162109 10.8193092346191 1.3889274597168 10.496997833252 1.94453811645508 10.1746635437012 2.50017166137695 9.8523063659668 3.05582809448242 9.52992630004883 3.61150741577148 9.20752334594727 4.16720962524414 8.88509750366211 4.72293472290039 8.56264877319336 5.27868270874023 8.24017715454102 5.83445358276367 7.91768264770508 6.3902473449707 7.59516525268555 6.94606399536133 7.27262496948242 7.50190353393555 6.9500617980957 8.05776596069336 6.62747573852539 8.61365127563477 6.30486679077148 9.19135284423828 5.97198867797852 9.79088592529297 5.62301254272461 21.3805541992188 10.1991882324219 23.7792358398438 8.80355834960938 26.1782836914063 7.40811157226563 28.5776977539063 6.01284790039063 30.9774780273438 4.61776733398438 33.3776245117188 3.22286987304688 35.7781372070313 1.82815551757813 102.734375 3.390625v36.15625l-0.511932373046875 18.2079467773438-1.53567504882813 16.7603149414063-2.55923461914063 15.3123168945313-3.58261108398438 13.8639526367188-2.17501449584961 6.38872528076172-2.43078994750977 6.02649688720703-2.68654251098633 5.66422271728516-2.9422721862793 5.30190277099609-3.19797897338867 4.93953704833984-3.45366287231445 4.57712554931641-3.70932388305664 4.21466827392578-3.96496200561523 3.85216522216797-4.1986083984375 3.55902099609375-4.4102783203125 3.32940673828125-4.6219482421875 3.09979248046875-4.8336181640625 2.87017822265625-5.0452880859375 2.64056396484375-5.2569580078125 2.41094970703125-11.14892578125 4.133056640625-11.99560546875 3.214599609375-12.84228515625 2.296142578125-13.68896484375 1.377685546875-14.53564453125 0.459228515625-11.7825317382813-0.220489501953125-11.6408081054688-0.661590576171875-11.4994506835938-1.10287475585938-11.3584594726563-1.54434204101563-11.2178344726563-1.98599243164063-11.0775756835938-2.42782592773438-10.9376831054688-2.86984252929688-10.7981567382813-3.31204223632813-21.1025390625-7.312744140625-20.3935546875-7.806396484375-19.6845703125-8.301513671875-18.9755859375-8.798095703125-30.484375 74.59375 10.108154296875 5.26980590820313 10.566650390625 5.07516479492188 22.5087890625 9.567138671875 24.3427734375 8.790771484375 26.1767578125 8.015869140625 13.6178894042969 3.57571411132813 13.7597961425781 3.09835815429688 13.9015197753906 2.62118530273438 14.0430603027344 2.14419555664063 14.1844177246094 1.66738891601563 14.3255920410156 1.19076538085938 14.4665832519531 0.714324951171875zM9647.5-6910.984375l-27.1392211914063-1.55426025390625-24.9686889648438-2.40130615234375-22.7985229492188-3.24871826171875-20.6287231445313-4.09649658203125-18.4592895507813-4.94464111328125-16.2902221679688-5.79315185546875-7.33182525634766-3.21488189697266-6.78969573974609-3.42714691162109-6.24761199951172-3.63945770263672-5.70557403564453-3.85181427001953-5.26465225219727-4.05669784545898-4.92483139038086-4.25992202758789-4.58503341674805-4.4631233215332-4.24525833129883-4.66630172729492-3.9055061340332-4.86945724487305-3.56577682495117-5.07258987426758-3.22607040405273-5.27569961547852-2.88638687133789-5.47878646850586-2.54672622680664-5.68185043334961-2.20708847045898-5.88489151000977-1.86747360229492-6.08790969848633-1.52788162231445-6.2909049987793-1.18831253051758-6.49387741088867-0.848766326904297-6.69682693481445-0.678985595703125-14.0024108886719 0.484893798828125-12.2908020019531 1.45480346679688-11.4428405761719 1.0911750793457-5.40349197387695 1.33372116088867-5.19157028198242 1.57629013061523-4.97967147827148 1.81888198852539-4.76779556274414 2.06149673461914-4.55594253540039 2.30413436889648-4.34411239624023 2.54679489135742-4.13230514526367 2.78947830200195-3.9205207824707 3.03218460083008-3.70875930786133 3.2749137878418-3.49702072143555 3.51766586303711-3.28530502319336 3.76044082641602-3.07361221313477 8.036865234375-5.56423950195313 8.583251953125-4.82174682617188 9.129638671875-4.07943725585938 9.676025390625-3.33731079101563 10.222412109375-2.59536743164063 10.768798828125-1.85360717773438 11.315185546875-1.11203002929688 11.861572265625-0.370635986328125 18.7895202636719 0.662109375 17.9778137207031 1.986328125 17.1659240722656 3.310546875 16.3538513183594 4.634765625 15.5415954589844 5.958984375 14.7291564941406 7.283203125 13.9165344238281 8.607421875 13.1037292480469 9.931640625 6.153076171875 5.478515625 5.756103515625 5.8359375 5.359130859375 6.193359375 4.962158203125 6.55078125 4.565185546875 6.908203125 4.168212890625 7.265625 3.771240234375 7.623046875 3.374267578125 7.98046875 2.977294921875 8.337890625 2.580322265625 8.6953125 3.9697265625 18.462890625 2.3818359375 19.892578125 0.7939453125 21.322265625v54.25z"/>
          <dr3d:rotate presentation:style-name="pr13" draw:layer="layout" svg:viewBox="9939.296875 -7203.5 604.015625 806.78125" svg:d="M10292.671875-7203.5h-101.609375v717.5h-251.765625v89.28125h604.015625v-89.28125h-250.640625z"/>
          <dr3d:rotate presentation:style-name="pr14" draw:layer="layout" svg:viewBox="10655.484375 -7204 300.3125 806.84375" svg:d="M10955.796875-7204h-97.09375v563.890625l1.125 77.953125 3.390625 61.03125-17.21875-16.6640625-7.97509765625-7.27734375-7.55615234375-6.57421875-37.25-31.625-85.796875-70.0625-51.9375 66.671875 217.890625 169.5h82.421875z"/>
          <dr3d:rotate presentation:style-name="pr15" draw:layer="layout" svg:viewBox="11258.328125 -7215 535.140625 830.75" svg:d="M11793.46875-6799.0625l-1.693359375-62.695556640625-2.11669921875-29.6255798339844-2.96337890625-28.4776916503906-3.81005859375-27.3299865722656-4.65673828125-26.1824645996094-5.50341796875-25.0351257324219-6.35009765625-23.8879699707031-7.26779174804688-22.6340637207031-8.25637817382813-21.2734069824219-9.24478149414063-19.9129333496094-10.2330017089844-18.5526428222656-11.2210388183594-17.1925354003906-12.2088928222656-15.8326110839844-13.1965637207031-14.4728698730469-14.1840515136719-13.1133117675781-7.48865509033203-6.01959991455078-7.78826141357422-5.63109588623047-8.08791351318359-5.24263763427734-8.38761138916016-4.85422515869141-17.6744995117188-8.54339599609375-18.8738403320313-6.99029541015625-20.0735473632813-5.43756103515625-21.2736206054688-3.88519287109375-22.4740600585938-2.33319091796875-23.6748657226563-0.78155517578125-16.7970008850098 0.433055877685547-16.2367210388184 1.29335403442383-15.6764640808105 2.15372085571289-15.1162300109863 3.01415634155273-14.5560188293457 3.87466049194336-13.9958305358887 4.73523330688477-13.4356651306152 5.59587478637695-12.8755226135254 6.45658493041992-12.3154029846191 7.31736373901367-11.7553062438965 8.1782112121582-11.1952323913574 9.03912734985352-10.635181427002 9.90011215209961-10.0751533508301 10.7611656188965-9.5151481628418 11.6222877502441-8.95516586303711 12.4834785461426-8.39520645141602 13.3447380065918-15.2109069824219 28.8838195800781-13.1833801269531 31.5500183105469-11.1556701660156 34.2164001464844-9.12777709960938 36.8829650878906-7.09970092773438 39.5497131347656-5.07144165039063 42.2166442871094-3.04299926757813 44.8837585449219-1.01437377929688 47.5510559082031 1.658203125 63.161376953125 2.07275390625 29.7771911621094 2.90185546875 28.5751037597656 3.73095703125 27.3731994628906 4.56005859375 26.1714782714844 5.38916015625 24.9699401855469 6.21826171875 23.7685852050781 7.13528442382813 22.493408203125 8.14035034179688 21.132568359375 9.14559936523438 19.771728515625 10.1510314941406 18.410888671875 11.1566467285156 17.050048828125 12.1624450683594 15.689208984375 13.1684265136719 14.328369140625 14.1745910644531 12.967529296875 7.48426055908203 5.95440673828125 7.77507781982422 5.57025146484375 16.4227905273438 9.988037109375 17.5866088867188 8.451416015625 18.7507934570313 6.914794921875 19.9153442382813 5.378173828125 21.0802612304688 3.841552734375 22.2455444335938 2.304931640625 23.4111938476563 0.768310546875 16.6673622131348-0.42608642578125 16.1290550231934-1.27825927734375 15.5907707214355-2.13043212890625 15.0525093078613-2.98260498046875 14.5142707824707-3.83477783203125 13.9760551452637-4.68695068359375 13.4378623962402-5.53912353515625 12.8996925354004-6.39129638671875 12.3615455627441-7.24346923828125 11.8234214782715-8.09564208984375 11.2853202819824-8.94781494140625 10.747241973877-9.79998779296875 10.2091865539551-10.6521606445313 9.6711540222168-11.5043334960938 9.13314437866211-12.3565063476563 8.59515762329102-13.2086791992188 15.611572265625-28.6332397460938 13.530029296875-31.3721313476563 11.448486328125-34.1106567382813 9.366943359375-36.8488159179688 7.285400390625-39.5866088867188 5.203857421875-42.3240356445313 3.122314453125-45.0610961914063zM11357.671875-6799.0625l0.591033935546875-40.23046875 1.77297973632813-37.6171875 2.95474243164063-35.00390625 4.13632202148438-32.390625 5.31771850585938-29.77734375 6.49893188476563-27.1640625 7.67996215820313-24.55078125 8.86080932617188-21.9375 4.93798828125-9.99298477172852 5.35693359375-9.34811019897461 5.77587890625-8.7032585144043 6.19482421875-8.05842971801758 6.61376953125-7.41362380981445 7.03271484375-6.76884078979492 7.45166015625-6.12408065795898 7.87060546875-5.47934341430664 8.28955078125-4.83462905883789 8.70849609375-4.18993759155273 9.12744140625-3.54526901245117 9.54638671875-2.9006233215332 9.96533203125-2.25600051879883 10.38427734375-1.61140060424805 10.80322265625-0.966823577880859 11.22216796875-0.322269439697266 11.0875816345215 0.320072174072266 10.6865577697754 0.960231781005859 10.2855110168457 1.60041427612305 9.88444137573242 2.24061965942383 9.48334884643555 2.8808479309082 9.08223342895508 3.52109909057617 8.68109512329102 4.16137313842773 8.27993392944336 4.80167007446289 7.87874984741211 5.44198989868164 7.47754287719727 6.08233261108398 7.07631301879883 6.72269821166992 6.6750602722168 7.36308670043945 6.27378463745117 8.00349807739258 5.87248611450195 8.6439323425293 5.47116470336914 9.28438949584961 5.06982040405273 9.92486953735352 9.129638671875 21.8232421875 7.912353515625 24.4892578125 6.695068359375 27.1552734375 5.477783203125 29.8212890625 4.260498046875 32.4873046875 3.043212890625 35.1533203125 1.825927734375 37.8193359375 0.608642578125 40.4853515625-0.608642578125 39.966796875-1.825927734375 37.388671875-3.043212890625 34.810546875-4.260498046875 32.232421875-5.477783203125 29.654296875-6.695068359375 27.076171875-7.912353515625 24.498046875-9.129638671875 21.919921875-5.06982040405273 9.99298477172852-5.47116470336914 9.34811019897461-5.87248611450195 8.7032585144043-6.27378463745117 8.05842971801758-6.6750602722168 7.41362380981445-7.07631301879883 6.76884078979492-7.47754287719727 6.12408065795898-7.87874984741211 5.47934341430664-8.27993392944336 4.83462905883789-8.68109512329102 4.18993759155273-9.08223342895508 3.54526901245117-9.48334884643555 2.9006233215332-9.88444137573242 2.25600051879883-10.2855110168457 1.61140060424805-10.6865577697754 0.966823577880859-11.0875816345215 0.322269439697266-11.22216796875-0.322269439697266-10.80322265625-0.966823577880859-10.38427734375-1.61140060424805-9.96533203125-2.25600051879883-9.54638671875-2.9006233215332-9.12744140625-3.54526901245117-8.70849609375-4.18993759155273-8.28955078125-4.83462905883789-7.87060546875-5.47934341430664-7.45166015625-6.12408065795898-7.03271484375-6.76884078979492-6.61376953125-7.41362380981445-6.19482421875-8.05842971801758-5.77587890625-8.7032585144043-5.35693359375-9.34811019897461-4.93798828125-9.99298477172852-8.86080932617188-21.919921875-7.67996215820313-24.498046875-6.49893188476563-27.076171875-5.31771850585938-29.654296875-4.13632202148438-32.232421875-2.95474243164063-34.810546875-1.77297973632813-37.388671875z"/>
          <dr3d:rotate presentation:style-name="pr12" draw:layer="layout" svg:viewBox="11945.96875 -7204 510.296875 617" svg:d="M12237.25-6587l26.2646484375-0.821044921875 24.6064453125-2.463134765625 22.9482421875-4.105224609375 21.2900390625-5.747314453125 10.023193359375-3.48944091796875 9.608642578125-3.89996337890625 9.194091796875-4.31048583984375 8.779541015625-4.72100830078125 8.364990234375-5.13153076171875 7.950439453125-5.54205322265625 7.535888671875-5.95257568359375 7.121337890625-6.36309814453125 6.70074844360352-6.82214736938477 6.26827621459961-7.32973861694336 5.8358268737793-7.83735275268555 5.40340042114258-8.34498977661133 4.97099685668945-8.8526496887207 4.53861618041992-9.36033248901367 4.10625839233398-9.86803817749023 3.67392349243164-10.3757667541504 6.05093383789063-22.2748107910156 4.32186889648438-24.3059997558594 2.59298706054688-26.3373718261719 0.864288330078125-28.3689270019531v-394.375h-98.21875v387.59375l-0.529178619384766 17.6531982421875-1.58755111694336 16.5142822265625-2.64594650268555 15.3753662109375-3.70436477661133 14.2364501953125-4.7628059387207 13.0975341796875-5.82126998901367 11.9586181640625-6.87975692749023 10.8197021484375-7.93826675415039 9.6807861328125-8.99679946899414 8.5418701171875-10.0553550720215 7.4029541015625-11.1139335632324 6.2640380859375-12.172534942627 5.1251220703125-13.2311592102051 3.9862060546875-14.2898063659668 2.8472900390625-15.3484764099121 1.7083740234375-16.407169342041 0.5694580078125-24.1487121582031-0.882598876953125-22.2079772949219-2.64791870117188-10.3762702941895-1.98601150512695-9.89115524291992-2.42741012573242-9.40606307983398-2.86883163452148-8.92099380493164-3.31027603149414-8.43594741821289-3.75174331665039-7.95092391967773-4.19323348999023-7.46592330932617-4.63474655151367-6.9809455871582-5.0762825012207-6.49599075317383-5.51784133911133-6.01105880737305-5.95942306518555-5.52614974975586-6.40102767944336-5.04126358032227-6.84265518188477-4.64886474609375-7.25757598876953-4.34893798828125-7.64580535888672-7.798095703125-16.4564819335938-6.598388671875-18.0099487304688-5.398681640625-19.5637817382813-4.198974609375-21.1179809570313-2.999267578125-22.6725463867188-1.799560546875-24.2274780273438-0.599853515625-25.7827758789063v-314.140625h-99.34375v605.703125h80.15625l14.671875-82.5h5.65625l7.68896484375 11.4858093261719 8.39501953125 10.7268371582031 9.10107421875 9.96768188476563 9.80712890625 9.20834350585938 10.51318359375 8.44882202148438 11.21923828125 7.68911743164063 11.92529296875 6.92922973632813 12.63134765625 6.16915893554688 13.0722961425781 5.43240356445313 13.2482604980469 4.70748901367188 13.4244079589844 3.98275756835938 13.6007385253906 3.25820922851563 13.7772521972656 2.53384399414063 13.9539489746094 1.80966186523438 14.1308288574219 1.08566284179688z"/>
          <dr3d:rotate presentation:style-name="pr16" draw:layer="layout" svg:viewBox="12546.734375 -7378 505.796875 72.328125" svg:d="M13052.53125-7378h-505.796875v72.328125h505.796875z"/>
          <dr3d:rotate presentation:style-name="pr3" draw:layer="layout" svg:viewBox="13115.09375 -7215 442.5625 628.015625" svg:d="M13391.703125-7215l-19.765869140625 0.517059326171875-19.219482421875 1.53933715820313-18.673095703125 2.56143188476563-18.126708984375 3.58334350585938-17.580322265625 4.60507202148438-17.033935546875 5.62661743164063-16.487548828125 6.64797973632813-15.941162109375 7.66915893554688-15.2394409179688 8.75094604492188-14.3938598632813 9.88162231445313-13.5479125976563 11.0121154785156-12.7015991210938 12.1424255371094-11.8549194335938 13.2725524902344-11.0078735351563 14.4024963378906-10.1604614257813 15.5322570800781-9.31268310546875 16.6618347167969-8.33346557617188 17.826416015625-7.22293090820313 19.026123046875-6.11221313476563 20.225830078125-5.00131225585938 21.425537109375-3.89022827148438 22.625244140625-2.77896118164063 23.824951171875-1.66751098632813 25.024658203125-0.555877685546875 26.224365234375 0.582244873046875 27.3024597167969 1.74661254882813 25.9971008300781 2.91079711914063 24.6915588378906 4.07479858398438 23.3858337402344 5.23861694335938 22.0799255371094 6.40225219726563 20.7738342285156 7.56570434570313 19.4675598144531 8.72897338867188 18.1611022949219 9.73092651367188 16.9255065917969 10.5598449707031 15.7607727050781 11.3885803222656 14.5958557128906 12.2171325683594 13.4307556152344 13.0455017089844 12.2654724121094 13.8736877441406 11.1000061035156 14.7016906738281 9.93435668945313 15.5295104980469 8.76852416992188 16.222412109375 7.679443359375 16.768798828125 6.655517578125 17.315185546875 5.631591796875 17.861572265625 4.607666015625 18.407958984375 3.583740234375 18.954345703125 2.559814453125 19.500732421875 1.535888671875 20.047119140625 0.511962890625 22.933349609375-0.6005859375 22.510009765625-1.8017578125 22.085205078125-3.0029296875 21.658935546875-4.2041015625 20.467041015625-5.0419921875 18.488037109375-5.5400390625 8.50234985351563-2.956787109375 8.00814819335938-3.081298828125 7.51412963867188-3.205810546875 7.02029418945313-3.330322265625-30.46875-82.484375-14.12109375 5.015380859375-15.24609375 4.873291015625-16.37109375 4.729736328125-17.49609375 4.584716796875-17.77734375 3.948974609375-17.21484375 2.822509765625-8.396484375 0.988372802734375-8.255859375 0.706207275390625-8.115234375 0.423858642578125-7.974609375 0.141326904296875-21.601131439209-0.895565032958984-20.2076759338379-2.68667984008789-18.8141975402832-4.4777717590332-17.4206962585449-6.26884078979492-16.027172088623-8.05988693237305-14.6336250305176-9.85091018676758-13.2400550842285-11.6419105529785-11.8464622497559-13.4328880310059-10.4528465270996-15.2238426208496-9.05920791625977-17.0147743225098-7.66554641723633-18.8056831359863-6.2718620300293-20.5965690612793-4.87815475463867-22.3874320983887-3.48442459106445-24.1782722473145-2.09067153930664-25.9690895080566-0.696895599365234-27.7598838806152 0.678985595703125-26.589111328125 2.03707885742188-24.982177734375 3.39535522460938-23.375244140625 4.75381469726563-21.768310546875 6.11245727539063-20.161376953125 7.47128295898438-18.554443359375 4.24525833129883-8.67462158203125 4.58503341674805-8.27288818359375 4.92483139038086-7.87115478515625 5.26465225219727-7.46942138671875 5.59991455078125-7.04150009155273 5.93060302734375-6.58737564086914 6.26129150390625-6.13322830200195 6.59197998046875-5.67905807495117 6.92266845703125-5.2248649597168 7.25335693359375-4.77064895629883 7.58404541015625-4.31641006469727 7.91473388671875-3.86214828491211 8.24542236328125-3.40786361694336 8.57611083984375-2.95355606079102 8.90679931640625-2.49922561645508 9.23748779296875-2.04487228393555 9.56817626953125-1.59049606323242 9.89886474609375-1.1360969543457 20.789794921875-0.908905029296875 24.09326171875 0.635498046875 22.61376953125 1.905517578125 10.7511596679688 1.42855834960938 10.3801879882813 1.74551391601563 10.0088500976563 2.06228637695313 9.63714599609375 2.37887573242188 18.524658203125 5.367431640625 17.746826171875 5.931396484375 16.970458984375 6.496826171875 16.195556640625 7.063720703125v-88.125l-7.7197265625-3.840087890625-7.9130859375-3.610107421875-8.1064453125-3.380126953125-8.2998046875-3.150146484375-17.1796875-5.6103515625-17.953125-4.6904296875-9.40866088867188-1.9833984375-9.88601684570313-1.7197265625-21.203369140625-2.6484375-23.110595703125-1.59375z"/>
          <dr3d:rotate presentation:style-name="pr9" draw:layer="layout" svg:viewBox="13704.515625 -7204.5 575.78125 806.640625" svg:d="M13926.921875-6397.859375l36.3142700195313-0.891326904296875 33.8610229492188-2.67385864257813 31.4081420898438-4.45620727539063 28.9556274414063-6.23837280273438 26.5034790039063-8.02035522460938 24.0516967773438-9.80215454101563 11.1065444946289-5.56919479370117 10.4937362670898-6.01457595825195 9.88097381591797-6.45993423461914 9.26825714111328-6.90526962280273 8.68194198608398-7.35498428344727 8.12198257446289-7.80910873413086 7.5620002746582-8.26325607299805 7.00199508666992-8.71742630004883 6.44196701049805-9.1716194152832 5.88191604614258-9.62583541870117 5.32184219360352-10.0800743103027 4.76174545288086-10.5343360900879 4.20162582397461-10.9886207580566 3.64148330688477-11.442928314209 3.08131790161133-11.8972587585449 2.5211296081543-12.3516120910645 3.36160278320313-26.0663757324219 1.12057495117188-27.8840637207031-0.37060546875-15.7595825195313-1.11181640625-15.0875854492188-1.85302734375-14.4159545898438-2.59423828125-13.7446899414063-3.33544921875-13.0737915039063-4.07666015625-12.4032592773438-4.81787109375-11.7330932617188-5.55908203125-11.0632934570313-6.12741088867188-10.4494934082031-6.53445434570313-9.90328979492188-6.94131469726563-9.35726928710938-7.34799194335938-8.81143188476563-7.75448608398438-8.26577758789063-8.16079711914063-7.72030639648438-8.56692504882813-7.17501831054688-8.97286987304688-6.62991333007813-9.23214721679688-6.183837890625-9.35647583007813-5.848388671875-9.48062133789063-5.512939453125-9.60458374023438-5.177490234375-9.72836303710938-4.842041015625-9.85195922851563-4.506591796875-9.97537231445313-4.171142578125-10.0986022949219-3.835693359375 221.28125-361.75h-118.53125l-195.328125 333.5h-160.3125v-333.5h-101.609375v806.640625zM13921.28125-6486h-115.15625v-299.125h120.796875l23.7275390625 0.608612060546875 22.0693359375 1.82571411132813 20.4111328125 3.04263305664063 18.7529296875 4.25936889648438 17.0947265625 5.47592163085938 7.925537109375 3.19411087036133 7.510986328125 3.4981803894043 7.096435546875 3.80222702026367 6.681884765625 4.10625076293945 6.267333984375 4.41025161743164 5.852783203125 4.71422958374023 5.46899795532227 5.01233291625977 5.11599349975586 5.29873275756836 4.76301193237305 5.58515548706055 4.41005325317383 5.87160110473633 4.0571174621582 6.1580696105957 3.70420455932617 6.44456100463867 3.35131454467773 6.73107528686523 2.99844741821289 7.01761245727539 2.64560317993164 7.30417251586914 2.29278182983398 7.59075546264648 3.52719116210938 16.0413513183594 2.11618041992188 17.1879577636719 0.705352783203125 18.3347473144531-0.741180419921875 19.037841796875-2.22341918945313 17.609619140625-1.6674919128418 8.26922607421875-2.03798294067383 7.91217041015625-2.40845108032227 7.55511474609375-2.77889633178711 7.19805908203125-3.14931869506836 6.84100341796875-3.51971817016602 6.48394775390625-3.89009475708008 6.12689208984375-4.26044845581055 5.76983642578125-4.63077926635742 5.41278076171875-5.0010871887207 5.05572509765625-5.37137222290039 4.69866943359375-5.74163436889648 4.34161376953125-6.129638671875 4.03290176391602-6.535400390625 3.77254867553711-6.941162109375 3.5122184753418-7.346923828125 3.25191116333008-15.9111328125 5.72299194335938-17.5341796875 4.68203735351563-19.1572265625 3.64126586914063-20.7802734375 2.60067749023438-22.4033203125 1.56027221679688z"/>
          <dr3d:rotate presentation:style-name="pr17" draw:layer="layout" svg:viewBox="14320.703125 -7204 599.5 811.5" svg:d="M14920.203125-7021h-117.40625v-183h-95.96875v183h-386.125v84.765625l379.34375 543.734375h102.75v-539.21875h117.40625zM14706.828125-6677.375l2.25 100.03125 3.390625 78.578125h-4.515625l-4.795654296875-10.947998046875-5.362548828125-11.374267578125-5.927978515625-11.799072265625-6.491943359375-12.222412109375-6.703125-11.94091796875-6.5625-10.95361328125-6.421875-9.96337890625-6.28125-8.97021484375-241.609375-344.78125h289.03125z"/>
          <dr3d:rotate presentation:style-name="pr3" draw:layer="layout" svg:viewBox="15007.09375 -7215 442.5625 628.015625" svg:d="M15283.703125-7215l-19.765869140625 0.517059326171875-19.219482421875 1.53933715820313-18.673095703125 2.56143188476563-18.126708984375 3.58334350585938-17.580322265625 4.60507202148438-17.033935546875 5.62661743164063-16.487548828125 6.64797973632813-15.941162109375 7.66915893554688-15.2394409179688 8.75094604492188-14.3938598632813 9.88162231445313-13.5479125976563 11.0121154785156-12.7015991210938 12.1424255371094-11.8549194335938 13.2725524902344-11.0078735351563 14.4024963378906-10.1604614257813 15.5322570800781-9.31268310546875 16.6618347167969-8.33346557617188 17.826416015625-7.22293090820313 19.026123046875-6.11221313476563 20.225830078125-5.00131225585938 21.425537109375-3.89022827148438 22.625244140625-2.77896118164063 23.824951171875-1.66751098632813 25.024658203125-0.555877685546875 26.224365234375 0.582244873046875 27.3024597167969 1.74661254882813 25.9971008300781 2.91079711914063 24.6915588378906 4.07479858398438 23.3858337402344 5.23861694335938 22.0799255371094 6.40225219726563 20.7738342285156 7.56570434570313 19.4675598144531 8.72897338867188 18.1611022949219 9.73092651367188 16.9255065917969 10.5598449707031 15.7607727050781 11.3885803222656 14.5958557128906 12.2171325683594 13.4307556152344 13.0455017089844 12.2654724121094 13.8736877441406 11.1000061035156 14.7016906738281 9.93435668945313 15.5295104980469 8.76852416992188 16.222412109375 7.679443359375 16.768798828125 6.655517578125 17.315185546875 5.631591796875 17.861572265625 4.607666015625 18.407958984375 3.583740234375 18.954345703125 2.559814453125 19.500732421875 1.535888671875 20.047119140625 0.511962890625 22.933349609375-0.6005859375 22.510009765625-1.8017578125 22.085205078125-3.0029296875 21.658935546875-4.2041015625 20.467041015625-5.0419921875 18.488037109375-5.5400390625 8.50234985351563-2.956787109375 8.00814819335938-3.081298828125 7.51412963867188-3.205810546875 7.02029418945313-3.330322265625-30.46875-82.484375-14.12109375 5.015380859375-15.24609375 4.873291015625-16.37109375 4.729736328125-17.49609375 4.584716796875-17.77734375 3.948974609375-17.21484375 2.822509765625-8.396484375 0.988372802734375-8.255859375 0.706207275390625-8.115234375 0.423858642578125-7.974609375 0.141326904296875-21.601131439209-0.895565032958984-20.2076759338379-2.68667984008789-18.8141975402832-4.4777717590332-17.4206962585449-6.26884078979492-16.027172088623-8.05988693237305-14.6336250305176-9.85091018676758-13.2400550842285-11.6419105529785-11.8464622497559-13.4328880310059-10.4528465270996-15.2238426208496-9.05920791625977-17.0147743225098-7.66554641723633-18.8056831359863-6.2718620300293-20.5965690612793-4.87815475463867-22.3874320983887-3.48442459106445-24.1782722473145-2.09067153930664-25.9690895080566-0.696895599365234-27.7598838806152 0.678985595703125-26.589111328125 2.03707885742188-24.982177734375 3.39535522460938-23.375244140625 4.75381469726563-21.768310546875 6.11245727539063-20.161376953125 7.47128295898438-18.554443359375 4.24525833129883-8.67462158203125 4.58503341674805-8.27288818359375 4.92483139038086-7.87115478515625 5.26465225219727-7.46942138671875 5.59991455078125-7.04150009155273 5.93060302734375-6.58737564086914 6.26129150390625-6.13322830200195 6.59197998046875-5.67905807495117 6.92266845703125-5.2248649597168 7.25335693359375-4.77064895629883 7.58404541015625-4.31641006469727 7.91473388671875-3.86214828491211 8.24542236328125-3.40786361694336 8.57611083984375-2.95355606079102 8.90679931640625-2.49922561645508 9.23748779296875-2.04487228393555 9.56817626953125-1.59049606323242 9.89886474609375-1.1360969543457 20.789794921875-0.908905029296875 24.09326171875 0.635498046875 22.61376953125 1.905517578125 10.7511596679688 1.42855834960938 10.3801879882813 1.74551391601563 10.0088500976563 2.06228637695313 9.63714599609375 2.37887573242188 18.524658203125 5.367431640625 17.746826171875 5.931396484375 16.970458984375 6.496826171875 16.195556640625 7.063720703125v-88.125l-7.7197265625-3.840087890625-7.9130859375-3.610107421875-8.1064453125-3.380126953125-8.2998046875-3.150146484375-17.1796875-5.6103515625-17.953125-4.6904296875-9.40866088867188-1.9833984375-9.88601684570313-1.7197265625-21.203369140625-2.6484375-23.110595703125-1.59375z"/>
          <dr3d:rotate presentation:style-name="pr18" draw:layer="layout" svg:viewBox="15596.515625 -7204 589.328125 806.84375" svg:d="M16185.84375-7204h-119.671875l-285.625 385.34375-82.421875-72.328125v-313.015625h-101.609375v806.84375h101.609375v-397.765625l68.859375 76.828125 70 76.84375 217.90625 244.09375h118.546875l-319.515625-351.4375z"/>
          <dr3d:rotate presentation:style-name="pr10" draw:layer="layout" svg:viewBox="16235.8125 -7215 530.625 829.625" svg:d="M16741.59375-6585.53125l-0.705352783203125-19.8340148925781-2.11618041992188-18.7912292480469-3.52719116210938-17.7486267089844-4.93838500976563-16.7062072753906-6.34976196289063-15.6639709472656-3.70420455932617-7.44120407104492-4.0571174621582-7.18071365356445-4.41005325317383-6.92024612426758-4.76301193237305-6.6598014831543-5.11599349975586-6.39937973022461-5.46899795532227-6.13898086547852-11.7846984863281-11.508544921875-12.7721862792969-10.502197265625-13.7598571777344-9.495849609375-14.7477111816406-8.489501953125-15.7357482910156-7.483154296875-16.7239685058594-6.476806640625-17.7123718261719-5.470458984375-18.7009582519531-4.464111328125v-4.515625l23.4990234375-3.42477416992188 21.9462890625-4.62576293945313 20.3935546875-5.82656860351563 18.8408203125-7.02719116210938 17.2880859375-8.22763061523438 15.7353515625-9.42788696289063 7.285400390625-5.16398239135742 6.897216796875-5.4639778137207 6.509033203125-5.76395034790039 6.120849609375-6.06389999389648 5.74163436889648-6.33289337158203 5.37137222290039-6.57097625732422 5.0010871887207-6.80910491943359 4.63077926635742-7.04727935791016 4.26044845581055-7.28549957275391 3.89009475708008-7.52376556396484 3.51971817016602-7.76207733154297 3.14931869506836-8.00043487548828 5.18734741210938-16.7161254882813 3.70547485351563-17.6701049804688 2.22341918945313-18.6244506835938 0.741180419921875-19.5791625976563-0.511932373046875-17.2749328613281-1.53567504882813-16.7975769042969-2.55923461914063-16.3204040527344-3.58261108398438-15.8434143066406-4.60580444335938-15.3666076660156-5.62881469726563-14.8899841308594-6.65164184570313-14.4135437011719-7.67428588867188-13.9372863769531-8.74078369140625-13.3197937011719-9.85150146484375-12.5608215332031-10.9625854492188-11.8016662597656-12.0740356445313-11.0423278808594-13.1858520507813-10.2828063964844-14.2980346679688-9.52310180664063-15.4105834960938-8.76321411132813-16.5234985351563-8.00314331054688-17.682861328125-7.14181518554688-18.900146484375-6.19094848632813-20.117431640625-5.23989868164063-21.334716796875-4.28866577148438-22.552001953125-3.33724975585938-23.769287109375-2.38565063476563-24.986572265625-1.43386840820313-26.203857421875-0.481903076171875-31.0517578125 0.609375-29.9208984375 1.8046875-28.7900390625 3-27.6591796875 4.1953125-13.4765319824219 2.63592529296875-13.3357238769531 3.11456298828125-13.1947326660156 3.59283447265625-13.0535583496094 4.07073974609375-12.9122009277344 4.54827880859375-12.7706604003906 5.02545166015625-12.6289367675781 5.50225830078125-12.4870300292969 5.97869873046875v92.640625l25.8896484375-11.76025390625 26.8798828125-10.41552734375 27.8701171875-9.07373046875 28.8603515625-7.73486328125 29.073974609375-6.1728515625 28.510009765625-4.4091796875 27.944580078125-2.6455078125 13.7597961425781-0.661376953125 13.6178894042969-0.220458984375 26.1548461914063 0.662078857421875 24.2655639648438 1.98611450195313 22.3766479492188 3.30996704101563 20.4880981445313 4.63363647460938 18.5999145507813 5.95712280273438 8.59200286865234 3.47481155395508 8.12009429931641 3.80561447143555 7.64823150634766 4.13639450073242 7.17641448974609 4.4671516418457 6.70464324951172 4.79788589477539 6.23291778564453 5.12859725952148 5.80974960327148 5.41991424560547 5.43509292602539 5.67182159423828 5.0604133605957 5.92368316650391 4.68571090698242 6.17549896240234 4.31098556518555 6.42726898193359 3.93623733520508 6.67899322509766 3.56146621704102 6.93067169189453 3.18667221069336 7.18230438232422 2.81185531616211 7.43389129638672 2.43701553344727 7.68543243408203 2.06215286254883 7.93692779541016 1.6872673034668 8.18837738037109 2.24978637695313 17.1309204101563 0.749969482421875 18.1361694335938-0.231624603271484 9.29461288452148-0.694858551025391 8.96390151977539-1.1580696105957 8.6331672668457-1.62125778198242 8.30241012573242-2.08442306518555 7.97163009643555-2.54756546020508 7.64082717895508-3.01068496704102 7.31000137329102-3.47378158569336 6.97915267944336-3.93685531616211 6.64828109741211-4.39990615844727 6.31738662719727-4.86293411254883 5.98646926879883-5.3259391784668 5.6555290222168-5.78892135620117 5.32456588745117-6.25188064575195 4.99357986450195-6.71481704711914 4.66257095336914-7.17773056030273 4.33153915405273-15.5676574707031 7.811279296875-17.0663757324219 6.769775390625-18.5652770996094 5.728271484375-20.0643615722656 4.686767578125-21.5636291503906 3.645263671875-23.0630798339844 2.603759765625-24.5627136230469 1.562255859375-26.0625305175781 0.520751953125h-77.90625v84.75h79.03125l24.0885620117188 0.654022216796875 22.5896606445313 1.96194458007813 21.0903930664063 3.26968383789063 19.5907592773438 4.57723999023438 18.0907592773438 5.88461303710938 16.5903930664063 7.19180297851563 7.73244476318359 4.08604049682617 7.35721588134766 4.41276931762695 6.98194122314453 4.73947525024414 6.60662078857422 5.06615829467773 6.22119140625 5.33843994140625 5.81982421875 5.55047607421875 5.41845703125 5.76251220703125 5.01708984375 5.97454833984375 4.61572265625 6.18658447265625 4.21435546875 6.39862060546875 3.81298828125 6.61065673828125 3.41162109375 6.82269287109375 3.01025390625 7.03472900390625 2.60888671875 7.24676513671875 2.20751953125 7.45880126953125 1.80615234375 7.67083740234375 1.40478515625 7.88287353515625 1.00341796875 8.09490966796875 0.802734375 16.825927734375-0.617431640625 14.2917175292969-1.852294921875 13.4609680175781-1.38922119140625 6.41889572143555-1.69793701171875 6.21113967895508-2.00665283203125 6.00336074829102-2.31536865234375 5.79555892944336-2.62408447265625 5.58773422241211-2.93280029296875 5.37988662719727-3.24151611328125 5.17201614379883-3.55023193359375 4.9641227722168-3.85894775390625 4.75620651245117-4.16766357421875 4.54826736450195-4.47637939453125 4.34030532836914-4.78509521484375 4.13232040405273-5.0496826171875 3.90252304077148-5.2701416015625 3.65091323852539-5.4906005859375 3.3992805480957-5.7110595703125 3.14762496948242-12.08349609375 5.54019165039063-12.96533203125 4.53329467773438-13.84716796875 3.52621459960938-14.72900390625 2.51895141601563-15.61083984375 1.51150512695313-16.49267578125 0.503875732421875-16.0715026855469-0.300323486328125-15.4721984863281-0.901092529296875-14.8727111816406-1.50204467773438-14.2730407714844-2.10317993164063-13.6731872558594-2.70449829101563-13.0731506347656-3.30599975585938-12.4729309082031-3.90768432617188-11.8725280761719-4.50955200195313-23.07177734375-10.25439453125-22.92822265625-11.52294921875-22.78759765625-12.79443359375-22.64990234375-14.06884765625-49.671875 67.875 11.0492858886719 8.33648681640625 11.7024230957031 8.05267333984375 12.3553771972656 7.76922607421875 13.0081481933594 7.48614501953125 13.6607360839844 7.20343017578125 14.3131408691406 6.92108154296875 30.582763671875 12.99658203125 16.2224426269531 5.82791137695313 16.7690124511719 5.05026245117188 17.3157653808594 4.27279663085938 17.8627014160156 3.49551391601563 18.4098205566406 2.71841430664063 18.9571228027344 1.94149780273438 19.5046081542969 1.16476440429688 20.0522766113281 0.388214111328125 30.596923828125-0.883331298828125 28.568115234375-2.65011596679688 26.539306640625-4.41708374023438 24.510498046875-6.18423461914063 22.481689453125-7.95156860351563 10.4800415039063-4.63859176635742 9.97283935546875-5.08049392700195 9.46563720703125-5.52241897583008 8.95843505859375-5.9643669128418 8.45123291015625-6.40633773803711 7.94403076171875-6.84833145141602 14.4198913574219-14.6103210449219 6.48918533325195-7.66325759887695 6.00864791870117-7.90195846557617 5.5280876159668-8.1406364440918 5.04750442504883-8.37929153442383 4.56689834594727-8.61792373657227 4.08626937866211-8.85653305053711 3.60561752319336-9.09511947631836 3.12494277954102-9.33368301391602 2.64424514770508-9.57222366333008 2.16352462768555-9.81074142456055 2.88479614257813-20.3369445800781z"/>
          <dr3d:rotate presentation:style-name="pr19" draw:layer="layout" svg:viewBox="16942.515625 -7204 645.78125 807" svg:d="M17588.296875-6792.59375l-1.73733520507813-49.5600891113281-5.21212768554688-46.3991394042969-8.68710327148438-43.2383728027344-5.64672470092773-20.4339561462402-6.51553726196289-19.6438331604004-7.38437271118164-18.8537330627441-8.25323104858398-18.0636558532715-9.12211227416992-17.2736015319824-9.99101638793945-16.483570098877-10.8599433898926-15.6935615539551-11.7288932800293-14.9035758972168-12.5978660583496-14.1136131286621-13.4668617248535-13.323673248291-14.2430458068848-12.524600982666-14.9264183044434-11.7163963317871-15.6098136901855-10.9082145690918-16.2932319641113-10.1000556945801-16.9766731262207-9.29191970825195-17.6601371765137-8.48380661010742-37.3707580566406-14.5433654785156-40.1048889160156-11.3111877441406-42.8392028808594-8.07919311523438-45.5736999511719-4.84738159179688-48.3083801269531-1.61575317382813h-224.671875v807h248.375l29.974365234375-0.706756591796875 28.950439453125-2.12014770507813 27.926513671875-3.53335571289063 26.902587890625-4.94638061523438 25.878662109375-6.35922241210938 24.854736328125-7.77188110351563 23.830810546875-9.18435668945313 22.806884765625-10.5966491699219 21.6605834960938-11.96484375 20.3916625976563-13.2890625 19.1223754882813-14.61328125 17.8527221679688-15.9375 16.5827026367188-17.26171875 15.3123168945313-18.5859375 14.0415649414063-19.91015625 12.7704467773438-21.234375 11.3766784667969-22.5592956542969 9.86038208007813-23.8847961425781 8.34390258789063-25.2101135253906 6.82723999023438-26.5352478027344 5.31039428710938-27.8601989746094 3.79336547851563-29.1849670410156 2.27615356445313-30.5095520019531zM17481.046875-6795.984375l-1.24365234375 39.0601196289063-3.73095703125 36.3563842773438-6.21826171875 33.6530151367188-8.70556640625 30.9500122070313-5.2855224609375 14.4614944458008-5.9073486328125 13.7858810424805-6.5291748046875 13.1103134155273-7.1510009765625 12.4347915649414-7.7728271484375 11.7593154907227-8.3946533203125 11.0838851928711-9.0164794921875 10.4085006713867-9.6383056640625 9.73316192626953-10.2072143554688 9.10198593139648-10.7232055664063 8.51492691040039-11.2391967773438 7.9278450012207-11.7551879882813 7.34074020385742-12.2711791992188 6.75361251831055-12.7871704101563 6.16646194458008-13.3031616210938 5.57928848266602-13.8191528320313 4.99209213256836-29.186279296875 8.22250366210938-31.250244140625 5.87344360351563-33.314208984375 3.52420043945313-35.378173828125 1.17477416992188h-132.09375v-632.96875h109.515625l39.6459922790527 1.25390625 37.0883522033691 3.76171875 34.530689239502 6.26953125 31.9730033874512 8.77734375 29.4152946472168 11.28515625 26.8575630187988 13.79296875 24.2998085021973 16.30078125 21.7420310974121 18.80859375 19.1842308044434 21.31640625 16.626407623291 23.82421875 14.0685615539551 26.33203125 11.5106925964355 28.83984375 8.95280075073242 31.34765625 6.3948860168457 33.85546875 3.83694839477539 36.36328125z"/>
          <dr3d:rotate presentation:style-name="pr20" draw:layer="layout" svg:viewBox="17695.125 -7383 361.28125 984.375" svg:d="M17695.125-7301.609375l14.28076171875 0.917724609375 13.48681640625 1.604736328125 12.69287109375 2.291748046875 11.89892578125 2.978759765625 11.10498046875 3.665771484375 10.31103515625 4.352783203125 9.51708984375 5.039794921875 8.72314453125 5.726806640625 4.03307723999023 3.16205596923828 3.77304458618164 3.40416717529297 3.51298904418945 3.64632415771484 3.25291061401367 3.88852691650391 2.9928092956543 4.13077545166016 2.73268508911133 4.37306976318359 2.47253799438477 4.61540985107422 2.21236801147461 4.85779571533203 1.95217514038086 5.10022735595703 1.69195938110352 5.34270477294922 1.43172073364258 5.58522796630859 1.17145919799805 5.82779693603516 1.56204223632813 12.3834838867188 0.520721435546875 13.3543090820313v163.875l0.480655670166016 14.1809692382813 1.44198226928711 13.4393920898438 2.4033317565918 12.6978149414063 3.36470413208008 11.9562377929688 4.32609939575195 11.2146606445313 5.28751754760742 10.4730834960938 6.24895858764648 9.73150634765625 7.21042251586914 8.98992919921875 8.17190933227539 8.24835205078125 9.13341903686523 7.50677490234375 10.0949516296387 6.76519775390625 11.0565071105957 6.02362060546875 12.0180854797363 5.28204345703125 12.9796867370605 4.54046630859375 13.9413108825684 3.79888916015625 14.9029579162598 3.05731201171875v6.765625l-14.9029579162598 3.05713272094727-13.9413108825684 3.79836654663086-12.9796867370605 4.53962326049805-12.0180854797363 5.28090286254883-11.0565071105957 6.0222053527832-10.0949516296387 6.76353073120117-9.13341903686523 7.50487899780273-8.17190933227539 8.24625015258789-7.21042251586914 8.98764419555664-6.24895858764648 9.72906112670898-5.28751754760742 10.4705009460449-4.32609939575195 11.2119636535645-3.36470413208008 11.9534492492676-2.4033317565918 12.6949577331543-1.44198226928711 13.4364891052246-0.480655670166016 14.1780433654785v164.984375l-0.511932373046875 13.3594055175781-1.53567504882813 12.3869323730469-1.15168380737305 5.8288459777832-1.40755081176758 5.58579635620117-1.66339492797852 5.34276962280273-1.91921615600586 5.09976577758789-2.17501449584961 4.85678482055664-2.43078994750977 4.61382675170898-2.68654251098633 4.37089157104492-2.9422721862793 4.12797927856445-3.19797897338867 3.88508987426758-3.45366287231445 3.6422233581543-3.70932388305664 3.39937973022461-3.96496200561523 3.15655899047852-4.1986083984375 2.94305801391602-4.4102783203125 2.75301742553711-9.45556640625 4.93600463867188-10.30224609375 4.17611694335938-11.14892578125 3.41641235351563-11.99560546875 2.65689086914063-12.84228515625 1.89755249023438-13.68896484375 1.13839721679688-14.53564453125 0.379425048828125v81.375l25.2803039550781-0.688507080078125 23.9035339355469-2.06564331054688 22.5269470214844-3.44296264648438 21.1505432128906-4.82046508789063 19.7743225097656-6.19815063476563 18.3982849121094-7.57601928710938 17.0224304199219-8.95407104492188 7.99532699584961-4.99386215209961 7.65143203735352-5.33844375610352 7.24584579467773-5.69147491455078 6.77853775024414-6.05297088623047 6.31120681762695-6.41451263427734 5.84385299682617-6.77610015869141 5.3764762878418-7.13773345947266 4.90907669067383-7.49941253662109 4.44165420532227-7.86113739013672 3.97420883178711-8.22290802001953 3.50674057006836-8.58472442626953 3.03924942016602-8.94658660888672 2.57173538208008-9.30849456787109 2.10419845581055-9.67044830322266 2.80569458007813-20.4269409179688 0.935272216796875-21.8753051757813v-164.984375l0.555877685546875-13.887451171875 1.66751098632813-12.845947265625 1.25056076049805-6.03240966796875 1.52840042114258-5.77203369140625 1.80621719360352-5.51165771484375 2.08401107788086-5.25128173828125 2.36178207397461-4.99090576171875 2.63953018188477-4.73052978515625 2.91725540161133-4.47015380859375 3.1949577331543-4.20977783203125 3.47263717651367-3.94940185546875 3.75029373168945-3.68902587890625 4.02792739868164-3.42864990234375 4.30553817749023-3.16827392578125 4.56573104858398-2.94305801391602 4.80850601196289-2.75301742553711 10.3452453613281-4.93600463867188 11.3160705566406-4.17611694335938 12.2867126464844-3.41641235351563 13.2571716308594-2.65689086914063 14.2274475097656-1.89755249023438 15.1975402832031-1.13839721679688 16.1674499511719-0.379425048828125v-83.609375l-16.1674499511719-0.371307373046875-15.1975402832031-1.11380004882813-14.2274475097656-1.85610961914063-13.2571716308594-2.59823608398438-12.2867126464844-3.34017944335938-11.3160705566406-4.08193969726563-10.3452453613281-4.82351684570313-4.80850601196289-2.68979263305664-4.56573104858398-2.87511825561523-4.30553817749023-3.09576416015625-4.02792739868164-3.35174560546875-3.75029373168945-3.60772705078125-3.47263717651367-3.86370849609375-3.1949577331543-4.11968994140625-2.91725540161133-4.37567138671875-2.63953018188477-4.63165283203125-2.36178207397461-4.88763427734375-2.08401107788086-5.14361572265625-1.80621719360352-5.39959716796875-1.52840042114258-5.65557861328125-1.25056076049805-5.91156005859375-1.66751098632813-12.591064453125-0.555877685546875-13.614990234375v-168.40625l-0.970428466796875-21.6211242675781-1.2130012512207-10.287670135498-1.69816207885742-9.93910598754883-2.18330001831055-9.5905647277832-2.66841506958008-9.24204635620117-3.15350723266602-8.89355087280273-3.63857650756836-8.54507827758789-4.12362289428711-8.19662857055664-4.60864639282227-7.84820175170898-5.09364700317383-7.49979782104492-5.5786247253418-7.15141677856445-6.06357955932617-6.80305862426758-6.54851150512695-6.4547233581543-7.03342056274414-6.10641098022461-7.51830673217773-5.75812149047852-16.1044311523438-10.4596862792969-17.2700805664063-9.06643676757813-18.4353637695313-7.67300415039063-19.6002807617188-6.27938842773438-20.7648315429688-4.88558959960938-21.9290161132813-3.49160766601563-23.0928344726563-2.09744262695313-24.2562866210938-0.703094482421875z"/>
        </dr3d:scene>
        <draw:line draw:style-name="gr1" draw:text-style-name="P1" draw:layer="layout" svg:x1="2.34cm" svg:y1="8.906cm" svg:x2="20.374cm" svg:y2="8.906cm">
          <text:p/>
        </draw:line>
        <draw:line draw:style-name="gr2" draw:text-style-name="P2" draw:layer="layout" svg:x1="8.255cm" svg:y1="1.27cm" svg:x2="8.89cm" svg:y2="5.08cm">
          <text:p/>
        </draw:line>
        <draw:line draw:style-name="gr2" draw:text-style-name="P2" draw:layer="layout" svg:x1="7.62cm" svg:y1="5.715cm" svg:x2="8.255cm" svg:y2="7.62cm">
          <text:p/>
        </draw:line>
        <anim:par presentation:node-type="timing-root">
          <anim:par smil:begin="id1.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8.621cm" svg:height="10.476cm" svg:x="1.484cm" svg:y="2.123cm" draw:page-number="1" presentation:class="page"/>
          <draw:frame presentation:style-name="pr2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ato1" svg:font-family="Lato" style:font-family-generic="swiss"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office:forms form:automatic-focus="false" form:apply-design-mode="false"/>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office:forms form:automatic-focus="false" form:apply-design-mode="fals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office:forms form:automatic-focus="false" form:apply-design-mode="false"/>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office:forms form:automatic-focus="false" form:apply-design-mode="fals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office:forms form:automatic-focus="false" form:apply-design-mode="false"/>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office:forms form:automatic-focus="false" form:apply-design-mode="false"/>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office:forms form:automatic-focus="false" form:apply-design-mode="fals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office:forms form:automatic-focus="false" form:apply-design-mode="false"/>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office:forms form:automatic-focus="false" form:apply-design-mode="false"/>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office:forms form:automatic-focus="false" form:apply-design-mode="false"/>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4.7.2$Linux_X86_64 LibreOffice_project/40$Build-2</meta:generator>
    <meta:creation-date>2023-05-17T15:42:18.651373355</meta:creation-date>
    <meta:editing-duration>PT9M41S</meta:editing-duration>
    <meta:editing-cycles>2</meta:editing-cycles>
    <dc:date>2023-05-17T15:51:58.660740880</dc:date>
    <meta:document-statistic meta:object-count="175"/>
  </office:meta>
</office:document-meta>
</file>